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en" fo:country="US" fo:font-weight="bold" officeooo:rsid="002ca3ca" officeooo:paragraph-rsid="002ca3ca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Liberation Serif" officeooo:paragraph-rsid="0008c47f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P5" style:family="paragraph">
      <style:paragraph-properties fo:margin-top="0cm" fo:margin-bottom="0cm" fo:line-height="100%" fo:text-align="end" style:writing-mode="lr-tb"/>
    </style:style>
    <style:style style:name="P6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7" style:family="paragraph">
      <style:paragraph-properties fo:margin-top="0cm" fo:margin-bottom="0cm" fo:line-height="100%" style:writing-mode="lr-tb"/>
    </style:style>
    <style:style style:name="P8" style:family="paragraph">
      <loext:graphic-properties draw:fill="solid" draw:fill-color="#ffffff"/>
      <style:paragraph-properties fo:margin-top="0cm" fo:margin-bottom="0cm" fo:line-height="100%" style:writing-mode="lr-tb"/>
    </style:style>
    <style:style style:name="P9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style:font-name="PT Astra Serif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top="0cm" fo:margin-bottom="0.353cm" fo:line-height="115%" fo:text-align="center" style:writing-mode="lr-tb"/>
    </style:style>
    <style:style style:name="P12" style:family="paragraph">
      <loext:graphic-properties draw:fill="solid" draw:fill-color="#ffffff"/>
      <style:paragraph-properties fo:margin-top="0cm" fo:margin-bottom="0.353cm" fo:line-height="115%" fo:text-align="center" style:writing-mode="lr-tb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fo:font-size="14pt" fo:language="en" fo:country="US" fo:font-weight="bold" officeooo:rsid="0008c47f" style:font-size-asian="14pt" style:font-weight-asian="bold" style:font-name-complex="Times New Roman" style:font-size-complex="14pt"/>
    </style:style>
    <style:style style:name="T3" style:family="text">
      <style:text-properties fo:font-size="14pt" fo:language="en" fo:country="US" fo:font-weight="bold" officeooo:rsid="002b6f52" style:font-size-asian="14pt" style:font-weight-asian="bold" style:font-name-complex="Times New Roman" style:font-size-complex="14pt"/>
    </style:style>
    <style:style style:name="T4" style:family="text">
      <style:text-properties officeooo:rsid="002b6f52"/>
    </style:style>
    <style:style style:name="T5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6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style:font-name="Times New Roman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8" style:family="text">
      <style:text-properties style:use-window-font-color="true" loext:opacity="0%" style:font-name="Times New Roman" fo:font-size="5pt" fo:language="ru" fo:country="RU" style:font-name-asian="Calibri" style:font-size-asian="5pt" style:font-name-complex="Times New Roman" style:font-size-complex="11pt" style:language-complex="ar" style:country-complex="SA"/>
    </style:style>
    <style:style style:name="T9" style:family="text">
      <style:text-properties style:use-window-font-color="true" loext:opacity="0%" style:font-name="Times New Roman" fo:font-size="5.5pt" fo:letter-spacing="-0.006cm" fo:language="ru" fo:country="RU" fo:font-weight="bold" style:font-name-asian="Calibri" style:font-size-asian="5.5pt" style:font-weight-asian="bold" style:font-name-complex="Times New Roman" style:font-size-complex="5.5pt" style:language-complex="ar" style:country-complex="SA"/>
    </style:style>
    <style:style style:name="T10" style:family="text">
      <style:text-properties style:use-window-font-color="true" loext:opacity="0%" style:font-name="Times New Roman" fo:font-size="8pt" fo:language="en" fo:country="US" style:font-name-asian="Calibri" style:font-size-asian="8pt" style:font-name-complex="Times New Roman" style:font-size-complex="11pt" style:language-complex="ar" style:country-complex="SA"/>
    </style:style>
    <style:style style:name="T11" style:family="text">
      <style:text-properties style:use-window-font-color="true" loext:opacity="0%" style:font-name="Times New Roman" fo:font-size="8pt" fo:language="ru" fo:country="RU" style:font-name-asian="Calibri" style:font-size-asian="8pt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37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1cm" fo:min-width="0.014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cm" fo:min-width="0.016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1cm" fo:min-width="0.016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min-height="0.344cm" fo:min-width="0cm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cm" fo:min-width="0.014cm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03</text:p>
      <text:p text:style-name="P2"><draw:g text:anchor-type="char" draw:z-index="0" draw:name="Фигура1" draw:style-name="gr1"><draw:custom-shape draw:style-name="gr2" draw:text-style-name="P3" svg:width="1.269cm" svg:height="1.269cm" draw:transform="rotate (1.5707963267949) translate (2.95098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1.455cm"><draw:text-box><text:p text:style-name="P4"><text:span text:style-name="T5">TVS43-94</text:span></text:p><text:p text:style-name="P5"><text:span text:style-name="T6">AR43-94</text:span></text:p></draw:text-box></draw:frame><draw:custom-shape draw:style-name="gr2" draw:text-style-name="P3" svg:width="1.269cm" svg:height="1.269cm" draw:transform="rotate (1.5707963267949) translate (4.333875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1.455cm"><draw:text-box><text:p text:style-name="P4"><text:span text:style-name="T5">TVS43-96</text:span></text:p><text:p text:style-name="P5"><text:span text:style-name="T6">AR43-96</text:span></text:p></draw:text-box></draw:frame><draw:custom-shape draw:style-name="gr2" draw:text-style-name="P3" svg:width="1.269cm" svg:height="1.269cm" draw:transform="rotate (1.5707963267949) translate (5.720291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1.455cm"><draw:text-box><text:p text:style-name="P4"><text:span text:style-name="T5">TVS43-98</text:span></text:p><text:p text:style-name="P5"><text:span text:style-name="T6">AR43-98</text:span></text:p></draw:text-box></draw:frame><draw:custom-shape draw:style-name="gr2" draw:text-style-name="P3" svg:width="1.269cm" svg:height="1.269cm" draw:transform="rotate (1.5707963267949) translate (7.101416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1.455cm"><draw:text-box><text:p text:style-name="P4"><text:span text:style-name="T5">TVS43-100</text:span></text:p><text:p text:style-name="P5"><text:span text:style-name="T6">AR43-100</text:span></text:p></draw:text-box></draw:frame><draw:custom-shape draw:style-name="gr2" draw:text-style-name="P3" svg:width="1.269cm" svg:height="1.269cm" draw:transform="rotate (1.5707963267949) translate (8.48430555555555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1.455cm"><draw:text-box><text:p text:style-name="P4"><text:span text:style-name="T5">TVS43-102</text:span></text:p><text:p text:style-name="P5"><text:span text:style-name="T6">AR43-102</text:span></text:p></draw:text-box></draw:frame><draw:custom-shape draw:style-name="gr2" draw:text-style-name="P3" svg:width="1.269cm" svg:height="1.269cm" draw:transform="rotate (1.5707963267949) translate (9.86895833333333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1.455cm"><draw:text-box><text:p text:style-name="P4"><text:span text:style-name="T5">TVS43-104</text:span></text:p><text:p text:style-name="P5"><text:span text:style-name="T6">AR43-104</text:span></text:p></draw:text-box></draw:frame><draw:custom-shape draw:style-name="gr2" draw:text-style-name="P3" svg:width="1.269cm" svg:height="1.269cm" draw:transform="rotate (1.5707963267949) translate (11.2518472222222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1.455cm"><draw:text-box><text:p text:style-name="P4"><text:span text:style-name="T5">TVS43-106</text:span></text:p><text:p text:style-name="P5"><text:span text:style-name="T6">AR43-106</text:span></text:p></draw:text-box></draw:frame><draw:custom-shape draw:style-name="gr2" draw:text-style-name="P3" svg:width="1.269cm" svg:height="1.269cm" draw:transform="rotate (1.5707963267949) translate (12.6823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1.455cm"><draw:text-box><text:p text:style-name="P4"><text:span text:style-name="T5">TVS43-108</text:span></text:p><text:p text:style-name="P5"><text:span text:style-name="T6">AR43-108</text:span></text:p></draw:text-box></draw:frame><draw:custom-shape draw:style-name="gr4" draw:text-style-name="P3" svg:width="1.269cm" svg:height="1.265cm" draw:transform="rotate (1.5707963267949) translate (15.0318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1.455cm"><draw:text-box><text:p text:style-name="P4"><text:span text:style-name="T5">TVS43-110</text:span></text:p><text:p text:style-name="P5"><text:span text:style-name="T6">AR43-110</text:span></text:p></draw:text-box></draw:frame><draw:custom-shape draw:style-name="gr2" draw:text-style-name="P3" svg:width="1.269cm" svg:height="1.269cm" draw:transform="rotate (1.5707963267949) translate (16.4182777777778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1.455cm"><draw:text-box><text:p text:style-name="P4"><text:span text:style-name="T5">TVS43-112</text:span></text:p><text:p text:style-name="P5"><text:span text:style-name="T6">AR43-112</text:span></text:p></draw:text-box></draw:frame><draw:custom-shape draw:style-name="gr2" draw:text-style-name="P3" svg:width="1.269cm" svg:height="1.269cm" draw:transform="rotate (1.5707963267949) translate (17.80116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1.455cm"><draw:text-box><text:p text:style-name="P4"><text:span text:style-name="T5">TVS43-114</text:span></text:p><text:p text:style-name="P5"><text:span text:style-name="T6">AR43-114</text:span></text:p></draw:text-box></draw:frame><draw:custom-shape draw:style-name="gr2" draw:text-style-name="P3" svg:width="1.269cm" svg:height="1.269cm" draw:transform="rotate (1.5707963267949) translate (19.1858194444444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1.455cm"><draw:text-box><text:p text:style-name="P4"><text:span text:style-name="T5">TVS43-116</text:span></text:p><text:p text:style-name="P5"><text:span text:style-name="T6">AR43-116</text:span></text:p></draw:text-box></draw:frame><draw:custom-shape draw:style-name="gr2" draw:text-style-name="P3" svg:width="1.269cm" svg:height="1.269cm" draw:transform="rotate (1.5707963267949) translate (20.5669444444444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1.455cm"><draw:text-box><text:p text:style-name="P4"><text:span text:style-name="T5">TVS43-118</text:span></text:p><text:p text:style-name="P5"><text:span text:style-name="T6">AR43-118</text:span></text:p></draw:text-box></draw:frame><draw:custom-shape draw:style-name="gr2" draw:text-style-name="P3" svg:width="1.269cm" svg:height="1.269cm" draw:transform="rotate (1.5707963267949) translate (3.64243055555556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2.485cm"><draw:text-box><text:p text:style-name="P4"><text:span text:style-name="T5">TVS44-95</text:span></text:p><text:p text:style-name="P5"><text:span text:style-name="T6">AR44-95</text:span></text:p></draw:text-box></draw:frame><draw:custom-shape draw:style-name="gr2" draw:text-style-name="P3" svg:width="1.269cm" svg:height="1.269cm" draw:transform="rotate (1.5707963267949) translate (5.0270833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2.485cm"><draw:text-box><text:p text:style-name="P4"><text:span text:style-name="T5">TVS44-97</text:span></text:p><text:p text:style-name="P5"><text:span text:style-name="T6">AR44-97</text:span></text:p></draw:text-box></draw:frame><draw:custom-shape draw:style-name="gr2" draw:text-style-name="P3" svg:width="1.269cm" svg:height="1.269cm" draw:transform="rotate (1.5707963267949) translate (6.4082083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2.485cm"><draw:text-box><text:p text:style-name="P4"><text:span text:style-name="T5">TVS44-99</text:span></text:p><text:p text:style-name="P5"><text:span text:style-name="T6">AR44-99</text:span></text:p></draw:text-box></draw:frame><draw:custom-shape draw:style-name="gr2" draw:text-style-name="P3" svg:width="1.269cm" svg:height="1.269cm" draw:transform="rotate (1.5707963267949) translate (7.79286111111111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2.485cm"><draw:text-box><text:p text:style-name="P4"><text:span text:style-name="T5">TVS44-101</text:span></text:p><text:p text:style-name="P5"><text:span text:style-name="T6">AR44-101</text:span></text:p></draw:text-box></draw:frame><draw:custom-shape draw:style-name="gr2" draw:text-style-name="P3" svg:width="1.269cm" svg:height="1.269cm" draw:transform="rotate (1.5707963267949) translate (9.17398611111111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2.485cm"><draw:text-box><text:p text:style-name="P4"><text:span text:style-name="T5">TVS44-103</text:span></text:p><text:p text:style-name="P5"><text:span text:style-name="T6">AR44-103</text:span></text:p></draw:text-box></draw:frame><draw:custom-shape draw:style-name="gr2" draw:text-style-name="P3" svg:width="1.269cm" svg:height="1.269cm" draw:transform="rotate (1.5707963267949) translate (10.56040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2.485cm"><draw:text-box><text:p text:style-name="P4"><text:span text:style-name="T5">TVS44-105</text:span></text:p><text:p text:style-name="P5"><text:span text:style-name="T6">AR44-105</text:span></text:p></draw:text-box></draw:frame><draw:custom-shape draw:style-name="gr2" draw:text-style-name="P3" svg:width="1.269cm" svg:height="1.269cm" draw:transform="rotate (1.5707963267949) translate (11.98915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2.485cm"><draw:text-box><text:p text:style-name="P4"><text:span text:style-name="T5">TVS44-107</text:span></text:p><text:p text:style-name="P5"><text:span text:style-name="T6">AR44-107</text:span></text:p></draw:text-box></draw:frame><draw:custom-shape draw:style-name="gr2" draw:text-style-name="P3" svg:width="1.269cm" svg:height="1.269cm" draw:transform="rotate (1.5707963267949) translate (14.3439444444444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2.485cm"><draw:text-box><text:p text:style-name="P4"><text:span text:style-name="T5">TVS44-109</text:span></text:p><text:p text:style-name="P5"><text:span text:style-name="T6">AR44-109</text:span></text:p></draw:text-box></draw:frame><draw:custom-shape draw:style-name="gr2" draw:text-style-name="P3" svg:width="1.269cm" svg:height="1.269cm" draw:transform="rotate (1.5707963267949) translate (15.7250694444444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2.485cm"><draw:text-box><text:p text:style-name="P4"><text:span text:style-name="T5">TVS44-111</text:span></text:p><text:p text:style-name="P5"><text:span text:style-name="T6">AR44-111</text:span></text:p></draw:text-box></draw:frame><draw:custom-shape draw:style-name="gr2" draw:text-style-name="P3" svg:width="1.269cm" svg:height="1.269cm" draw:transform="rotate (1.5707963267949) translate (17.107958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2.485cm"><draw:text-box><text:p text:style-name="P4"><text:span text:style-name="T5">TVS44-113</text:span></text:p><text:p text:style-name="P5"><text:span text:style-name="T6">AR44-113</text:span></text:p></draw:text-box></draw:frame><draw:custom-shape draw:style-name="gr2" draw:text-style-name="P3" svg:width="1.269cm" svg:height="1.269cm" draw:transform="rotate (1.5707963267949) translate (18.4908472222222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2.485cm"><draw:text-box><text:p text:style-name="P4"><text:span text:style-name="T5">TVS44-115</text:span></text:p><text:p text:style-name="P5"><text:span text:style-name="T6">AR44-115</text:span></text:p></draw:text-box></draw:frame><draw:custom-shape draw:style-name="gr2" draw:text-style-name="P3" svg:width="1.269cm" svg:height="1.269cm" draw:transform="rotate (1.5707963267949) translate (19.8719722222222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2.485cm"><draw:text-box><text:p text:style-name="P4"><text:span text:style-name="T5">TVS44-117</text:span></text:p><text:p text:style-name="P5"><text:span text:style-name="T6">AR44-117</text:span></text:p></draw:text-box></draw:frame><draw:custom-shape draw:style-name="gr2" draw:text-style-name="P3" svg:width="1.269cm" svg:height="1.269cm" draw:transform="rotate (1.5707963267949) translate (21.26015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2.485cm"><draw:text-box><text:p text:style-name="P4"><text:span text:style-name="T5">TVS44-119</text:span></text:p><text:p text:style-name="P5"><text:span text:style-name="T6">AR44-119</text:span></text:p></draw:text-box></draw:frame><draw:custom-shape draw:style-name="gr2" draw:text-style-name="P3" svg:width="1.267cm" svg:height="1.269cm" draw:transform="rotate (1.5707963267949) translate (2.95098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3.514cm"><draw:text-box><text:p text:style-name="P4"><text:span text:style-name="T5">TVS45-94</text:span></text:p><text:p text:style-name="P5"><text:span text:style-name="T6">AR45-94</text:span></text:p></draw:text-box></draw:frame><draw:custom-shape draw:style-name="gr2" draw:text-style-name="P3" svg:width="1.267cm" svg:height="1.269cm" draw:transform="rotate (1.5707963267949) translate (4.333875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3.514cm"><draw:text-box><text:p text:style-name="P4"><text:span text:style-name="T5">TVS45-96</text:span></text:p><text:p text:style-name="P5"><text:span text:style-name="T6">AR45-96</text:span></text:p></draw:text-box></draw:frame><draw:custom-shape draw:style-name="gr2" draw:text-style-name="P3" svg:width="1.267cm" svg:height="1.269cm" draw:transform="rotate (1.5707963267949) translate (5.720291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3.514cm"><draw:text-box><text:p text:style-name="P4"><text:span text:style-name="T5">TVS45-98</text:span></text:p><text:p text:style-name="P5"><text:span text:style-name="T6">AR45-98</text:span></text:p></draw:text-box></draw:frame><draw:custom-shape draw:style-name="gr2" draw:text-style-name="P3" svg:width="1.267cm" svg:height="1.269cm" draw:transform="rotate (1.5707963267949) translate (7.101416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3.514cm"><draw:text-box><text:p text:style-name="P4"><text:span text:style-name="T5">TVS45-100</text:span></text:p><text:p text:style-name="P5"><text:span text:style-name="T6">AR45-100</text:span></text:p></draw:text-box></draw:frame><draw:custom-shape draw:style-name="gr2" draw:text-style-name="P3" svg:width="1.267cm" svg:height="1.269cm" draw:transform="rotate (1.5707963267949) translate (8.48430555555555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3.514cm"><draw:text-box><text:p text:style-name="P4"><text:span text:style-name="T5">TVS45-102</text:span></text:p><text:p text:style-name="P5"><text:span text:style-name="T6">AR45-102</text:span></text:p></draw:text-box></draw:frame><draw:custom-shape draw:style-name="gr2" draw:text-style-name="P3" svg:width="1.267cm" svg:height="1.269cm" draw:transform="rotate (1.5707963267949) translate (9.86895833333333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3.514cm"><draw:text-box><text:p text:style-name="P4"><text:span text:style-name="T5">TVS45-104</text:span></text:p><text:p text:style-name="P5"><text:span text:style-name="T6">AR45-104</text:span></text:p></draw:text-box></draw:frame><draw:custom-shape draw:style-name="gr2" draw:text-style-name="P3" svg:width="1.267cm" svg:height="1.269cm" draw:transform="rotate (1.5707963267949) translate (11.2518472222222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3.514cm"><draw:text-box><text:p text:style-name="P4"><text:span text:style-name="T5">TVS45-106</text:span></text:p><text:p text:style-name="P5"><text:span text:style-name="T6">AR45-106</text:span></text:p></draw:text-box></draw:frame><draw:custom-shape draw:style-name="gr2" draw:text-style-name="P3" svg:width="1.267cm" svg:height="1.269cm" draw:transform="rotate (1.5707963267949) translate (12.6823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3.514cm"><draw:text-box><text:p text:style-name="P4"><text:span text:style-name="T5">TVS45-108</text:span></text:p><text:p text:style-name="P5"><text:span text:style-name="T6">AR45-108</text:span></text:p></draw:text-box></draw:frame><draw:custom-shape draw:style-name="gr4" draw:text-style-name="P3" svg:width="1.267cm" svg:height="1.265cm" draw:transform="rotate (1.5707963267949) translate (15.0318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3.514cm"><draw:text-box><text:p text:style-name="P4"><text:span text:style-name="T5">TVS45-110</text:span></text:p><text:p text:style-name="P5"><text:span text:style-name="T6">AR45-110</text:span></text:p></draw:text-box></draw:frame><draw:custom-shape draw:style-name="gr2" draw:text-style-name="P3" svg:width="1.267cm" svg:height="1.269cm" draw:transform="rotate (1.5707963267949) translate (16.4182777777778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3.514cm"><draw:text-box><text:p text:style-name="P4"><text:span text:style-name="T5">TVS45-112</text:span></text:p><text:p text:style-name="P5"><text:span text:style-name="T6">AR45-112</text:span></text:p></draw:text-box></draw:frame><draw:custom-shape draw:style-name="gr2" draw:text-style-name="P3" svg:width="1.267cm" svg:height="1.269cm" draw:transform="rotate (1.5707963267949) translate (17.80116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3.514cm"><draw:text-box><text:p text:style-name="P4"><text:span text:style-name="T5">TVS45-114</text:span></text:p><text:p text:style-name="P5"><text:span text:style-name="T6">AR45-114</text:span></text:p></draw:text-box></draw:frame><draw:custom-shape draw:style-name="gr2" draw:text-style-name="P3" svg:width="1.267cm" svg:height="1.269cm" draw:transform="rotate (1.5707963267949) translate (19.1858194444444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3.514cm"><draw:text-box><text:p text:style-name="P4"><text:span text:style-name="T5">TVS45-116</text:span></text:p><text:p text:style-name="P5"><text:span text:style-name="T6">AR45-116</text:span></text:p></draw:text-box></draw:frame><draw:custom-shape draw:style-name="gr2" draw:text-style-name="P3" svg:width="1.267cm" svg:height="1.269cm" draw:transform="rotate (1.5707963267949) translate (20.5669444444444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3.514cm"><draw:text-box><text:p text:style-name="P4"><text:span text:style-name="T5">TVS45-118</text:span></text:p><text:p text:style-name="P5"><text:span text:style-name="T6">AR45-118</text:span></text:p></draw:text-box></draw:frame><draw:custom-shape draw:style-name="gr5" draw:text-style-name="P3" svg:width="1.267cm" svg:height="1.627cm" draw:transform="rotate (1.5707963267949) translate (22.9623055555556cm 2.6140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1.683cm"><draw:text-box><text:p text:style-name="P4"><text:span text:style-name="T7">ГП № 1</text:span></text:p><text:p text:style-name="P4"><text:span text:style-name="T8"/></text:p></draw:text-box></draw:frame><draw:custom-shape draw:style-name="gr2" draw:text-style-name="P3" svg:width="1.269cm" svg:height="1.269cm" draw:transform="rotate (1.5707963267949) translate (0.874888888888889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0.899cm" svg:y="4.544cm"><draw:text-box><text:p text:style-name="P4"><text:span text:style-name="T5">TVS46-91</text:span></text:p><text:p text:style-name="P5"><text:span text:style-name="T6">AR46-91</text:span></text:p></draw:text-box></draw:frame><draw:custom-shape draw:style-name="gr2" draw:text-style-name="P3" svg:width="1.269cm" svg:height="1.269cm" draw:transform="rotate (1.5707963267949) translate (2.25601388888889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.284cm" svg:y="4.544cm"><draw:text-box><text:p text:style-name="P4"><text:span text:style-name="T5">TVS46-93</text:span></text:p><text:p text:style-name="P5"><text:span text:style-name="T6">AR46-93</text:span></text:p></draw:text-box></draw:frame><draw:custom-shape draw:style-name="gr2" draw:text-style-name="P3" svg:width="1.269cm" svg:height="1.269cm" draw:transform="rotate (1.5707963267949) translate (3.64243055555556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3.667cm" svg:y="4.544cm"><draw:text-box><text:p text:style-name="P4"><text:span text:style-name="T5">TVS46-95</text:span></text:p><text:p text:style-name="P5"><text:span text:style-name="T6">AR46-95</text:span></text:p></draw:text-box></draw:frame><draw:custom-shape draw:style-name="gr2" draw:text-style-name="P3" svg:width="1.269cm" svg:height="1.269cm" draw:transform="rotate (1.5707963267949) translate (5.0270833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051cm" svg:y="4.544cm"><draw:text-box><text:p text:style-name="P4"><text:span text:style-name="T5">TVS46-97</text:span></text:p><text:p text:style-name="P5"><text:span text:style-name="T6">AR46-97</text:span></text:p></draw:text-box></draw:frame><draw:custom-shape draw:style-name="gr2" draw:text-style-name="P3" svg:width="1.269cm" svg:height="1.269cm" draw:transform="rotate (1.5707963267949) translate (6.4082083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6.433cm" svg:y="4.544cm"><draw:text-box><text:p text:style-name="P4"><text:span text:style-name="T5">TVS46-99</text:span></text:p><text:p text:style-name="P5"><text:span text:style-name="T6">AR46-99</text:span></text:p></draw:text-box></draw:frame><draw:custom-shape draw:style-name="gr2" draw:text-style-name="P3" svg:width="1.269cm" svg:height="1.269cm" draw:transform="rotate (1.5707963267949) translate (7.79286111111111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819cm" svg:y="4.544cm"><draw:text-box><text:p text:style-name="P4"><text:span text:style-name="T5">TVS46-101</text:span></text:p><text:p text:style-name="P5"><text:span text:style-name="T6">AR46-101</text:span></text:p></draw:text-box></draw:frame><draw:custom-shape draw:style-name="gr2" draw:text-style-name="P3" svg:width="1.269cm" svg:height="1.269cm" draw:transform="rotate (1.5707963267949) translate (9.17398611111111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2cm" svg:y="4.544cm"><draw:text-box><text:p text:style-name="P4"><text:span text:style-name="T5">TVS46-103</text:span></text:p><text:p text:style-name="P5"><text:span text:style-name="T6">AR46-103</text:span></text:p></draw:text-box></draw:frame><draw:custom-shape draw:style-name="gr2" draw:text-style-name="P3" svg:width="1.269cm" svg:height="1.269cm" draw:transform="rotate (1.5707963267949) translate (10.56040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0.585cm" svg:y="4.544cm"><draw:text-box><text:p text:style-name="P4"><text:span text:style-name="T5">TVS46-105</text:span></text:p><text:p text:style-name="P5"><text:span text:style-name="T6">AR46-105</text:span></text:p></draw:text-box></draw:frame><draw:custom-shape draw:style-name="gr2" draw:text-style-name="P3" svg:width="1.269cm" svg:height="1.269cm" draw:transform="rotate (1.5707963267949) translate (11.98915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2.014cm" svg:y="4.544cm"><draw:text-box><text:p text:style-name="P4"><text:span text:style-name="T5">TVS46-107</text:span></text:p><text:p text:style-name="P5"><text:span text:style-name="T6">AR46-107</text:span></text:p></draw:text-box></draw:frame><draw:custom-shape draw:style-name="gr2" draw:text-style-name="P3" svg:width="1.269cm" svg:height="1.269cm" draw:transform="rotate (1.5707963267949) translate (14.3439444444444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4.368cm" svg:y="4.544cm"><draw:text-box><text:p text:style-name="P4"><text:span text:style-name="T5">TVS46-109</text:span></text:p><text:p text:style-name="P5"><text:span text:style-name="T6">AR46-109</text:span></text:p></draw:text-box></draw:frame><draw:custom-shape draw:style-name="gr2" draw:text-style-name="P3" svg:width="1.269cm" svg:height="1.269cm" draw:transform="rotate (1.5707963267949) translate (15.7250694444444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5.751cm" svg:y="4.544cm"><draw:text-box><text:p text:style-name="P4"><text:span text:style-name="T5">TVS46-111</text:span></text:p><text:p text:style-name="P5"><text:span text:style-name="T6">AR46-111</text:span></text:p></draw:text-box></draw:frame><draw:custom-shape draw:style-name="gr2" draw:text-style-name="P3" svg:width="1.269cm" svg:height="1.269cm" draw:transform="rotate (1.5707963267949) translate (17.107958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7.132cm" svg:y="4.544cm"><draw:text-box><text:p text:style-name="P4"><text:span text:style-name="T5">TVS46-113</text:span></text:p><text:p text:style-name="P5"><text:span text:style-name="T6">AR46-113</text:span></text:p></draw:text-box></draw:frame><draw:custom-shape draw:style-name="gr2" draw:text-style-name="P3" svg:width="1.269cm" svg:height="1.269cm" draw:transform="rotate (1.5707963267949) translate (18.4908472222222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8.517cm" svg:y="4.544cm"><draw:text-box><text:p text:style-name="P4"><text:span text:style-name="T5">TVS46-115</text:span></text:p><text:p text:style-name="P5"><text:span text:style-name="T6">AR46-115</text:span></text:p></draw:text-box></draw:frame><draw:custom-shape draw:style-name="gr2" draw:text-style-name="P3" svg:width="1.269cm" svg:height="1.269cm" draw:transform="rotate (1.5707963267949) translate (19.8719722222222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9.9cm" svg:y="4.544cm"><draw:text-box><text:p text:style-name="P4"><text:span text:style-name="T5">TVS46-117</text:span></text:p><text:p text:style-name="P5"><text:span text:style-name="T6">AR46-117</text:span></text:p></draw:text-box></draw:frame><draw:custom-shape draw:style-name="gr2" draw:text-style-name="P3" svg:width="1.269cm" svg:height="1.269cm" draw:transform="rotate (1.5707963267949) translate (21.26015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1.285cm" svg:y="4.544cm"><draw:text-box><text:p text:style-name="P4"><text:span text:style-name="T5">TVS46-119</text:span></text:p><text:p text:style-name="P5"><text:span text:style-name="T6">AR46-119</text:span></text:p></draw:text-box></draw:frame><draw:custom-shape draw:style-name="gr5" draw:text-style-name="P3" svg:width="1.267cm" svg:height="1.627cm" draw:transform="rotate (1.5707963267949) translate (22.9623055555556cm 4.18747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3.256cm"><draw:text-box><text:p text:style-name="P4"><text:span text:style-name="T7">Ячейка для</text:span></text:p><text:p text:style-name="P4"><text:span text:style-name="T7">ГП № 2</text:span></text:p><text:p text:style-name="P4"><text:span text:style-name="T8"/></text:p></draw:text-box></draw:frame><draw:custom-shape draw:style-name="gr2" draw:text-style-name="P3" svg:width="1.267cm" svg:height="1.269cm" draw:transform="rotate (1.5707963267949) translate (1.56809722222222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.591cm" svg:y="5.555cm"><draw:text-box><text:p text:style-name="P4"><text:span text:style-name="T5">TVS47-92</text:span></text:p><text:p text:style-name="P5"><text:span text:style-name="T6">AR47-92</text:span></text:p></draw:text-box></draw:frame><draw:custom-shape draw:style-name="gr2" draw:text-style-name="P3" svg:width="1.267cm" svg:height="1.269cm" draw:transform="rotate (1.5707963267949) translate (2.95098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5.555cm"><draw:text-box><text:p text:style-name="P4"><text:span text:style-name="T5">TVS47-94</text:span></text:p><text:p text:style-name="P5"><text:span text:style-name="T6">AR47-94</text:span></text:p></draw:text-box></draw:frame><draw:custom-shape draw:style-name="gr2" draw:text-style-name="P3" svg:width="1.267cm" svg:height="1.269cm" draw:transform="rotate (1.5707963267949) translate (4.333875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5.555cm"><draw:text-box><text:p text:style-name="P4"><text:span text:style-name="T5">TVS47-96</text:span></text:p><text:p text:style-name="P5"><text:span text:style-name="T6">AR47-96</text:span></text:p></draw:text-box></draw:frame><draw:custom-shape draw:style-name="gr2" draw:text-style-name="P3" svg:width="1.267cm" svg:height="1.269cm" draw:transform="rotate (1.5707963267949) translate (5.720291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5.555cm"><draw:text-box><text:p text:style-name="P4"><text:span text:style-name="T5">TVS47-98</text:span></text:p><text:p text:style-name="P5"><text:span text:style-name="T6">AR47-98</text:span></text:p></draw:text-box></draw:frame><draw:custom-shape draw:style-name="gr2" draw:text-style-name="P3" svg:width="1.267cm" svg:height="1.269cm" draw:transform="rotate (1.5707963267949) translate (7.101416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5.555cm"><draw:text-box><text:p text:style-name="P4"><text:span text:style-name="T5">TVS47-100</text:span></text:p><text:p text:style-name="P5"><text:span text:style-name="T6">AR47-100</text:span></text:p></draw:text-box></draw:frame><draw:custom-shape draw:style-name="gr2" draw:text-style-name="P3" svg:width="1.267cm" svg:height="1.269cm" draw:transform="rotate (1.5707963267949) translate (8.48430555555555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5.555cm"><draw:text-box><text:p text:style-name="P4"><text:span text:style-name="T5">TVS47-102</text:span></text:p><text:p text:style-name="P5"><text:span text:style-name="T6">AR47-102</text:span></text:p></draw:text-box></draw:frame><draw:custom-shape draw:style-name="gr2" draw:text-style-name="P3" svg:width="1.267cm" svg:height="1.269cm" draw:transform="rotate (1.5707963267949) translate (9.86895833333333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5.555cm"><draw:text-box><text:p text:style-name="P4"><text:span text:style-name="T5">TVS47-104</text:span></text:p><text:p text:style-name="P5"><text:span text:style-name="T6">AR47-104</text:span></text:p></draw:text-box></draw:frame><draw:custom-shape draw:style-name="gr2" draw:text-style-name="P3" svg:width="1.267cm" svg:height="1.269cm" draw:transform="rotate (1.5707963267949) translate (11.2518472222222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5.555cm"><draw:text-box><text:p text:style-name="P4"><text:span text:style-name="T5">TVS47-106</text:span></text:p><text:p text:style-name="P5"><text:span text:style-name="T6">AR47-106</text:span></text:p></draw:text-box></draw:frame><draw:custom-shape draw:style-name="gr2" draw:text-style-name="P3" svg:width="1.267cm" svg:height="1.269cm" draw:transform="rotate (1.5707963267949) translate (12.6823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5.555cm"><draw:text-box><text:p text:style-name="P4"><text:span text:style-name="T5">TVS47-108</text:span></text:p><text:p text:style-name="P5"><text:span text:style-name="T6">AR47-108</text:span></text:p></draw:text-box></draw:frame><draw:custom-shape draw:style-name="gr4" draw:text-style-name="P3" svg:width="1.267cm" svg:height="1.265cm" draw:transform="rotate (1.5707963267949) translate (15.0318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5.555cm"><draw:text-box><text:p text:style-name="P4"><text:span text:style-name="T5">TVS47-110</text:span></text:p><text:p text:style-name="P5"><text:span text:style-name="T6">AR47-110</text:span></text:p></draw:text-box></draw:frame><draw:custom-shape draw:style-name="gr2" draw:text-style-name="P3" svg:width="1.267cm" svg:height="1.269cm" draw:transform="rotate (1.5707963267949) translate (16.4182777777778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5.555cm"><draw:text-box><text:p text:style-name="P4"><text:span text:style-name="T5">TVS47-112</text:span></text:p><text:p text:style-name="P5"><text:span text:style-name="T6">AR47-112</text:span></text:p></draw:text-box></draw:frame><draw:custom-shape draw:style-name="gr2" draw:text-style-name="P3" svg:width="1.267cm" svg:height="1.269cm" draw:transform="rotate (1.5707963267949) translate (17.80116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5.555cm"><draw:text-box><text:p text:style-name="P4"><text:span text:style-name="T5">TVS47-114</text:span></text:p><text:p text:style-name="P5"><text:span text:style-name="T6">AR47-114</text:span></text:p></draw:text-box></draw:frame><draw:custom-shape draw:style-name="gr2" draw:text-style-name="P3" svg:width="1.267cm" svg:height="1.269cm" draw:transform="rotate (1.5707963267949) translate (19.1858194444444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5.555cm"><draw:text-box><text:p text:style-name="P4"><text:span text:style-name="T5">TVS47-116</text:span></text:p><text:p text:style-name="P5"><text:span text:style-name="T6">AR47-116</text:span></text:p></draw:text-box></draw:frame><draw:custom-shape draw:style-name="gr2" draw:text-style-name="P3" svg:width="1.267cm" svg:height="1.269cm" draw:transform="rotate (1.5707963267949) translate (20.5669444444444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5.555cm"><draw:text-box><text:p text:style-name="P4"><text:span text:style-name="T5">TVS47-118</text:span></text:p><text:p text:style-name="P5"><text:span text:style-name="T6">AR47-118</text:span></text:p></draw:text-box></draw:frame><draw:custom-shape draw:style-name="gr5" draw:text-style-name="P3" svg:width="1.267cm" svg:height="1.627cm" draw:transform="rotate (1.5707963267949) translate (22.9623055555556cm 5.760861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4.83cm"><draw:text-box><text:p text:style-name="P4"><text:span text:style-name="T7">Ячейка для</text:span></text:p><text:p text:style-name="P4"><text:span text:style-name="T7">ГП № 3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4.590375cm 6.508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5.581cm"><draw:text-box><text:p text:style-name="P4"><text:span text:style-name="T7">Ячейка для</text:span></text:p><text:p text:style-name="P4"><text:span text:style-name="T7">ГП № 11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6.4671527777778cm 6.544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6.518cm" svg:y="5.618cm"><draw:text-box><text:p text:style-name="P4"><text:span text:style-name="T7">ГП № 19</text:span></text:p><text:p text:style-name="P4"><text:span text:style-name="T8"/></text:p></draw:text-box></draw:frame><draw:custom-shape draw:style-name="gr2" draw:text-style-name="P3" svg:width="1.269cm" svg:height="1.269cm" draw:transform="rotate (1.5707963267949) translate (0.874888888888889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6.608cm"><draw:text-box><text:p text:style-name="P4"><text:span text:style-name="T5">TVS48-91</text:span></text:p><text:p text:style-name="P5"><text:span text:style-name="T6">AR48-91</text:span></text:p></draw:text-box></draw:frame><draw:custom-shape draw:style-name="gr2" draw:text-style-name="P3" svg:width="1.269cm" svg:height="1.269cm" draw:transform="rotate (1.5707963267949) translate (2.25601388888889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6.608cm"><draw:text-box><text:p text:style-name="P4"><text:span text:style-name="T5">TVS48-93</text:span></text:p><text:p text:style-name="P5"><text:span text:style-name="T6">AR48-93</text:span></text:p></draw:text-box></draw:frame><draw:custom-shape draw:style-name="gr2" draw:text-style-name="P3" svg:width="1.269cm" svg:height="1.269cm" draw:transform="rotate (1.5707963267949) translate (3.64243055555556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6.608cm"><draw:text-box><text:p text:style-name="P4"><text:span text:style-name="T5">TVS48-95</text:span></text:p><text:p text:style-name="P5"><text:span text:style-name="T6">AR48-95</text:span></text:p></draw:text-box></draw:frame><draw:custom-shape draw:style-name="gr2" draw:text-style-name="P3" svg:width="1.269cm" svg:height="1.269cm" draw:transform="rotate (1.5707963267949) translate (5.0270833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6.608cm"><draw:text-box><text:p text:style-name="P4"><text:span text:style-name="T5">TVS48-97</text:span></text:p><text:p text:style-name="P5"><text:span text:style-name="T6">AR48-97</text:span></text:p></draw:text-box></draw:frame><draw:custom-shape draw:style-name="gr2" draw:text-style-name="P3" svg:width="1.269cm" svg:height="1.269cm" draw:transform="rotate (1.5707963267949) translate (6.4082083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6.608cm"><draw:text-box><text:p text:style-name="P4"><text:span text:style-name="T5">TVS48-99</text:span></text:p><text:p text:style-name="P5"><text:span text:style-name="T6">AR48-99</text:span></text:p></draw:text-box></draw:frame><draw:custom-shape draw:style-name="gr2" draw:text-style-name="P3" svg:width="1.269cm" svg:height="1.269cm" draw:transform="rotate (1.5707963267949) translate (7.79286111111111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6.608cm"><draw:text-box><text:p text:style-name="P4"><text:span text:style-name="T5">TVS48-101</text:span></text:p><text:p text:style-name="P5"><text:span text:style-name="T6">AR48-101</text:span></text:p></draw:text-box></draw:frame><draw:custom-shape draw:style-name="gr2" draw:text-style-name="P3" svg:width="1.269cm" svg:height="1.269cm" draw:transform="rotate (1.5707963267949) translate (9.17398611111111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6.608cm"><draw:text-box><text:p text:style-name="P4"><text:span text:style-name="T5">TVS48-103</text:span></text:p><text:p text:style-name="P5"><text:span text:style-name="T6">AR48-103</text:span></text:p></draw:text-box></draw:frame><draw:custom-shape draw:style-name="gr2" draw:text-style-name="P3" svg:width="1.269cm" svg:height="1.269cm" draw:transform="rotate (1.5707963267949) translate (10.56040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6.608cm"><draw:text-box><text:p text:style-name="P4"><text:span text:style-name="T5">TVS48-105</text:span></text:p><text:p text:style-name="P5"><text:span text:style-name="T6">AR48-105</text:span></text:p></draw:text-box></draw:frame><draw:custom-shape draw:style-name="gr2" draw:text-style-name="P3" svg:width="1.269cm" svg:height="1.269cm" draw:transform="rotate (1.5707963267949) translate (11.98915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6.608cm"><draw:text-box><text:p text:style-name="P4"><text:span text:style-name="T5">TVS48-107</text:span></text:p><text:p text:style-name="P5"><text:span text:style-name="T6">AR48-107</text:span></text:p></draw:text-box></draw:frame><draw:custom-shape draw:style-name="gr2" draw:text-style-name="P3" svg:width="1.269cm" svg:height="1.269cm" draw:transform="rotate (1.5707963267949) translate (14.3439444444444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6.608cm"><draw:text-box><text:p text:style-name="P4"><text:span text:style-name="T5">TVS48-109</text:span></text:p><text:p text:style-name="P5"><text:span text:style-name="T6">AR48-109</text:span></text:p></draw:text-box></draw:frame><draw:custom-shape draw:style-name="gr2" draw:text-style-name="P3" svg:width="1.269cm" svg:height="1.269cm" draw:transform="rotate (1.5707963267949) translate (15.7250694444444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6.608cm"><draw:text-box><text:p text:style-name="P4"><text:span text:style-name="T5">TVS48-111</text:span></text:p><text:p text:style-name="P5"><text:span text:style-name="T6">AR48-111</text:span></text:p></draw:text-box></draw:frame><draw:custom-shape draw:style-name="gr2" draw:text-style-name="P3" svg:width="1.269cm" svg:height="1.269cm" draw:transform="rotate (1.5707963267949) translate (17.107958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6.608cm"><draw:text-box><text:p text:style-name="P4"><text:span text:style-name="T5">TVS48-113</text:span></text:p><text:p text:style-name="P5"><text:span text:style-name="T6">AR48-113</text:span></text:p></draw:text-box></draw:frame><draw:custom-shape draw:style-name="gr2" draw:text-style-name="P3" svg:width="1.269cm" svg:height="1.269cm" draw:transform="rotate (1.5707963267949) translate (18.4908472222222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6.608cm"><draw:text-box><text:p text:style-name="P4"><text:span text:style-name="T5">TVS48-115</text:span></text:p><text:p text:style-name="P5"><text:span text:style-name="T6">AR48-115</text:span></text:p></draw:text-box></draw:frame><draw:custom-shape draw:style-name="gr2" draw:text-style-name="P3" svg:width="1.269cm" svg:height="1.269cm" draw:transform="rotate (1.5707963267949) translate (19.8719722222222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6.608cm"><draw:text-box><text:p text:style-name="P4"><text:span text:style-name="T5">TVS48-117</text:span></text:p><text:p text:style-name="P5"><text:span text:style-name="T6">AR48-117</text:span></text:p></draw:text-box></draw:frame><draw:custom-shape draw:style-name="gr2" draw:text-style-name="P3" svg:width="1.269cm" svg:height="1.269cm" draw:transform="rotate (1.5707963267949) translate (21.26015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6.608cm"><draw:text-box><text:p text:style-name="P4"><text:span text:style-name="T5">TVS48-119</text:span></text:p><text:p text:style-name="P5"><text:span text:style-name="T6">AR48-119</text:span></text:p></draw:text-box></draw:frame><draw:custom-shape draw:style-name="gr5" draw:text-style-name="P3" svg:width="1.267cm" svg:height="1.627cm" draw:transform="rotate (1.5707963267949) translate (22.9623055555556cm 7.334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6.403cm"><draw:text-box><text:p text:style-name="P4"><text:span text:style-name="T7">ГП № 4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4.590375cm 8.082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7.154cm"><draw:text-box><text:p text:style-name="P4"><text:span text:style-name="T7">Ячейка для</text:span></text:p><text:p text:style-name="P4"><text:span text:style-name="T7">ГП № 12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6.4671527777778cm 8.117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6.518cm" svg:y="7.191cm"><draw:text-box><text:p text:style-name="P4"><text:span text:style-name="T7">ГП № 20</text:span></text:p><text:p text:style-name="P4"><text:span text:style-name="T8"/></text:p></draw:text-box></draw:frame><draw:custom-shape draw:style-name="gr2" draw:text-style-name="P3" svg:width="1.267cm" svg:height="1.269cm" draw:transform="rotate (1.5707963267949) translate (1.56809722222222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.591cm" svg:y="7.636cm"><draw:text-box><text:p text:style-name="P4"><text:span text:style-name="T5">TVS49-92</text:span></text:p><text:p text:style-name="P5"><text:span text:style-name="T6">AR49-92</text:span></text:p></draw:text-box></draw:frame><draw:custom-shape draw:style-name="gr2" draw:text-style-name="P3" svg:width="1.267cm" svg:height="1.269cm" draw:transform="rotate (1.5707963267949) translate (2.95098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7.636cm"><draw:text-box><text:p text:style-name="P4"><text:span text:style-name="T5">TVS49-94</text:span></text:p><text:p text:style-name="P5"><text:span text:style-name="T6">AR49-94</text:span></text:p></draw:text-box></draw:frame><draw:custom-shape draw:style-name="gr2" draw:text-style-name="P3" svg:width="1.267cm" svg:height="1.269cm" draw:transform="rotate (1.5707963267949) translate (4.333875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7.636cm"><draw:text-box><text:p text:style-name="P4"><text:span text:style-name="T5">TVS49-96</text:span></text:p><text:p text:style-name="P5"><text:span text:style-name="T6">AR49-96</text:span></text:p></draw:text-box></draw:frame><draw:custom-shape draw:style-name="gr2" draw:text-style-name="P3" svg:width="1.267cm" svg:height="1.269cm" draw:transform="rotate (1.5707963267949) translate (5.720291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7.636cm"><draw:text-box><text:p text:style-name="P4"><text:span text:style-name="T5">TVS49-98</text:span></text:p><text:p text:style-name="P5"><text:span text:style-name="T6">AR49-98</text:span></text:p></draw:text-box></draw:frame><draw:custom-shape draw:style-name="gr2" draw:text-style-name="P3" svg:width="1.267cm" svg:height="1.269cm" draw:transform="rotate (1.5707963267949) translate (7.101416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7.636cm"><draw:text-box><text:p text:style-name="P4"><text:span text:style-name="T5">TVS49-100</text:span></text:p><text:p text:style-name="P5"><text:span text:style-name="T6">AR49-100</text:span></text:p></draw:text-box></draw:frame><draw:custom-shape draw:style-name="gr2" draw:text-style-name="P3" svg:width="1.267cm" svg:height="1.269cm" draw:transform="rotate (1.5707963267949) translate (8.48430555555555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7.636cm"><draw:text-box><text:p text:style-name="P4"><text:span text:style-name="T5">TVS49-102</text:span></text:p><text:p text:style-name="P5"><text:span text:style-name="T6">AR49-102</text:span></text:p></draw:text-box></draw:frame><draw:custom-shape draw:style-name="gr2" draw:text-style-name="P3" svg:width="1.267cm" svg:height="1.269cm" draw:transform="rotate (1.5707963267949) translate (9.86895833333333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7.636cm"><draw:text-box><text:p text:style-name="P4"><text:span text:style-name="T5">TVS49-104</text:span></text:p><text:p text:style-name="P5"><text:span text:style-name="T6">AR49-104</text:span></text:p></draw:text-box></draw:frame><draw:custom-shape draw:style-name="gr2" draw:text-style-name="P3" svg:width="1.267cm" svg:height="1.269cm" draw:transform="rotate (1.5707963267949) translate (11.2518472222222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7.636cm"><draw:text-box><text:p text:style-name="P4"><text:span text:style-name="T5">TVS49-106</text:span></text:p><text:p text:style-name="P5"><text:span text:style-name="T6">AR49-106</text:span></text:p></draw:text-box></draw:frame><draw:custom-shape draw:style-name="gr2" draw:text-style-name="P3" svg:width="1.267cm" svg:height="1.269cm" draw:transform="rotate (1.5707963267949) translate (12.6823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7.636cm"><draw:text-box><text:p text:style-name="P4"><text:span text:style-name="T5">TVS49-108</text:span></text:p><text:p text:style-name="P5"><text:span text:style-name="T6">AR49-108</text:span></text:p></draw:text-box></draw:frame><draw:custom-shape draw:style-name="gr4" draw:text-style-name="P3" svg:width="1.267cm" svg:height="1.265cm" draw:transform="rotate (1.5707963267949) translate (15.0318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7.636cm"><draw:text-box><text:p text:style-name="P4"><text:span text:style-name="T5">TVS49-110</text:span></text:p><text:p text:style-name="P5"><text:span text:style-name="T6">AR49-110</text:span></text:p></draw:text-box></draw:frame><draw:custom-shape draw:style-name="gr2" draw:text-style-name="P3" svg:width="1.267cm" svg:height="1.269cm" draw:transform="rotate (1.5707963267949) translate (16.4182777777778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7.636cm"><draw:text-box><text:p text:style-name="P4"><text:span text:style-name="T5">TVS49-112</text:span></text:p><text:p text:style-name="P5"><text:span text:style-name="T6">AR49-112</text:span></text:p></draw:text-box></draw:frame><draw:custom-shape draw:style-name="gr2" draw:text-style-name="P3" svg:width="1.267cm" svg:height="1.269cm" draw:transform="rotate (1.5707963267949) translate (17.80116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7.636cm"><draw:text-box><text:p text:style-name="P4"><text:span text:style-name="T5">TVS49-114</text:span></text:p><text:p text:style-name="P5"><text:span text:style-name="T6">AR49-114</text:span></text:p></draw:text-box></draw:frame><draw:custom-shape draw:style-name="gr2" draw:text-style-name="P3" svg:width="1.267cm" svg:height="1.269cm" draw:transform="rotate (1.5707963267949) translate (19.1858194444444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7.636cm"><draw:text-box><text:p text:style-name="P4"><text:span text:style-name="T5">TVS49-116</text:span></text:p><text:p text:style-name="P5"><text:span text:style-name="T6">AR49-116</text:span></text:p></draw:text-box></draw:frame><draw:custom-shape draw:style-name="gr2" draw:text-style-name="P3" svg:width="1.267cm" svg:height="1.269cm" draw:transform="rotate (1.5707963267949) translate (20.5669444444444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7.636cm"><draw:text-box><text:p text:style-name="P4"><text:span text:style-name="T5">TVS49-118</text:span></text:p><text:p text:style-name="P5"><text:span text:style-name="T6">AR49-118</text:span></text:p></draw:text-box></draw:frame><draw:custom-shape draw:style-name="gr7" draw:text-style-name="P3" svg:width="1.269cm" svg:height="1.627cm" draw:transform="rotate (1.5707963267949) translate (22.9623055555556cm 8.9058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7.976cm"><draw:text-box><text:p text:style-name="P4"><text:span text:style-name="T7">ГП № 5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4.590375cm 9.6555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8.728cm"><draw:text-box><text:p text:style-name="P4"><text:span text:style-name="T7">ГП № 13</text:span></text:p><text:p text:style-name="P4"><text:span text:style-name="T8"/></text:p></draw:text-box></draw:frame><draw:custom-shape draw:style-name="gr8" draw:text-style-name="P3" svg:width="1.271cm" svg:height="1.276cm" draw:transform="rotate (1.5707963267949) translate (26.6964583333333cm 9.6943333333333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6.724cm" svg:y="8.765cm"><draw:text-box><text:p text:style-name="P4"><text:span text:style-name="T7">СОДС-1</text:span></text:p><text:p text:style-name="P4"><text:span text:style-name="T8"/></text:p></draw:text-box></draw:frame><draw:custom-shape draw:style-name="gr2" draw:text-style-name="P3" svg:width="1.269cm" svg:height="1.269cm" draw:transform="rotate (1.5707963267949) translate (0.874888888888889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8.67cm"><draw:text-box><text:p text:style-name="P4"><text:span text:style-name="T5">TVS50-91</text:span></text:p><text:p text:style-name="P5"><text:span text:style-name="T6">AR50-91</text:span></text:p></draw:text-box></draw:frame><draw:custom-shape draw:style-name="gr2" draw:text-style-name="P3" svg:width="1.269cm" svg:height="1.269cm" draw:transform="rotate (1.5707963267949) translate (2.25601388888889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8.67cm"><draw:text-box><text:p text:style-name="P4"><text:span text:style-name="T5">TVS50-93</text:span></text:p><text:p text:style-name="P5"><text:span text:style-name="T6">AR50-93</text:span></text:p></draw:text-box></draw:frame><draw:custom-shape draw:style-name="gr2" draw:text-style-name="P3" svg:width="1.269cm" svg:height="1.269cm" draw:transform="rotate (1.5707963267949) translate (3.64243055555556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8.67cm"><draw:text-box><text:p text:style-name="P4"><text:span text:style-name="T5">TVS50-95</text:span></text:p><text:p text:style-name="P5"><text:span text:style-name="T6">AR50-95</text:span></text:p></draw:text-box></draw:frame><draw:custom-shape draw:style-name="gr2" draw:text-style-name="P3" svg:width="1.269cm" svg:height="1.269cm" draw:transform="rotate (1.5707963267949) translate (5.0270833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8.67cm"><draw:text-box><text:p text:style-name="P4"><text:span text:style-name="T5">TVS50-97</text:span></text:p><text:p text:style-name="P5"><text:span text:style-name="T6">AR50-97</text:span></text:p></draw:text-box></draw:frame><draw:custom-shape draw:style-name="gr2" draw:text-style-name="P3" svg:width="1.269cm" svg:height="1.269cm" draw:transform="rotate (1.5707963267949) translate (6.4082083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8.67cm"><draw:text-box><text:p text:style-name="P4"><text:span text:style-name="T5">TVS50-99</text:span></text:p><text:p text:style-name="P5"><text:span text:style-name="T6">AR50-99</text:span></text:p></draw:text-box></draw:frame><draw:custom-shape draw:style-name="gr2" draw:text-style-name="P3" svg:width="1.269cm" svg:height="1.269cm" draw:transform="rotate (1.5707963267949) translate (7.79286111111111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8.67cm"><draw:text-box><text:p text:style-name="P4"><text:span text:style-name="T5">TVS50-101</text:span></text:p><text:p text:style-name="P5"><text:span text:style-name="T6">AR50-101</text:span></text:p></draw:text-box></draw:frame><draw:custom-shape draw:style-name="gr2" draw:text-style-name="P3" svg:width="1.269cm" svg:height="1.269cm" draw:transform="rotate (1.5707963267949) translate (9.17398611111111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8.67cm"><draw:text-box><text:p text:style-name="P4"><text:span text:style-name="T5">TVS50-103</text:span></text:p><text:p text:style-name="P5"><text:span text:style-name="T6">AR50-103</text:span></text:p></draw:text-box></draw:frame><draw:custom-shape draw:style-name="gr2" draw:text-style-name="P3" svg:width="1.269cm" svg:height="1.269cm" draw:transform="rotate (1.5707963267949) translate (10.56040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8.67cm"><draw:text-box><text:p text:style-name="P4"><text:span text:style-name="T5">TVS50-105</text:span></text:p><text:p text:style-name="P5"><text:span text:style-name="T6">AR50-105</text:span></text:p></draw:text-box></draw:frame><draw:custom-shape draw:style-name="gr2" draw:text-style-name="P3" svg:width="1.269cm" svg:height="1.269cm" draw:transform="rotate (1.5707963267949) translate (11.98915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8.67cm"><draw:text-box><text:p text:style-name="P4"><text:span text:style-name="T5">TVS50-107</text:span></text:p><text:p text:style-name="P5"><text:span text:style-name="T6">AR50-107</text:span></text:p></draw:text-box></draw:frame><draw:custom-shape draw:style-name="gr2" draw:text-style-name="P3" svg:width="1.269cm" svg:height="1.269cm" draw:transform="rotate (1.5707963267949) translate (14.3439444444444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8.67cm"><draw:text-box><text:p text:style-name="P4"><text:span text:style-name="T5">TVS50-109</text:span></text:p><text:p text:style-name="P5"><text:span text:style-name="T6">AR50-109</text:span></text:p></draw:text-box></draw:frame><draw:custom-shape draw:style-name="gr2" draw:text-style-name="P3" svg:width="1.269cm" svg:height="1.269cm" draw:transform="rotate (1.5707963267949) translate (15.7250694444444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8.67cm"><draw:text-box><text:p text:style-name="P4"><text:span text:style-name="T5">TVS50-111</text:span></text:p><text:p text:style-name="P5"><text:span text:style-name="T6">AR50-111</text:span></text:p></draw:text-box></draw:frame><draw:custom-shape draw:style-name="gr2" draw:text-style-name="P3" svg:width="1.269cm" svg:height="1.269cm" draw:transform="rotate (1.5707963267949) translate (17.107958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8.67cm"><draw:text-box><text:p text:style-name="P4"><text:span text:style-name="T5">TVS50-113</text:span></text:p><text:p text:style-name="P5"><text:span text:style-name="T6">AR50-113</text:span></text:p></draw:text-box></draw:frame><draw:custom-shape draw:style-name="gr2" draw:text-style-name="P3" svg:width="1.269cm" svg:height="1.269cm" draw:transform="rotate (1.5707963267949) translate (18.4908472222222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8.67cm"><draw:text-box><text:p text:style-name="P4"><text:span text:style-name="T5">TVS50-115</text:span></text:p><text:p text:style-name="P5"><text:span text:style-name="T6">AR50-115</text:span></text:p></draw:text-box></draw:frame><draw:custom-shape draw:style-name="gr2" draw:text-style-name="P3" svg:width="1.269cm" svg:height="1.269cm" draw:transform="rotate (1.5707963267949) translate (19.8719722222222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8.67cm"><draw:text-box><text:p text:style-name="P4"><text:span text:style-name="T5">TVS50-117</text:span></text:p><text:p text:style-name="P5"><text:span text:style-name="T6">AR50-117</text:span></text:p></draw:text-box></draw:frame><draw:custom-shape draw:style-name="gr2" draw:text-style-name="P3" svg:width="1.269cm" svg:height="1.269cm" draw:transform="rotate (1.5707963267949) translate (21.26015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8.67cm"><draw:text-box><text:p text:style-name="P4"><text:span text:style-name="T5">TVS50-119</text:span></text:p><text:p text:style-name="P5"><text:span text:style-name="T6">AR50-119</text:span></text:p></draw:text-box></draw:frame><draw:custom-shape draw:style-name="gr7" draw:text-style-name="P3" svg:width="1.269cm" svg:height="1.627cm" draw:transform="rotate (1.5707963267949) translate (22.9623055555556cm 10.479263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9.55cm"><draw:text-box><text:p text:style-name="P4"><text:span text:style-name="T7">ГП № 6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4.590375cm 11.22891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0.301cm"><draw:text-box><text:p text:style-name="P4"><text:span text:style-name="T7">ГП № 14</text:span></text:p><text:p text:style-name="P4"><text:span text:style-name="T8"/></text:p></draw:text-box></draw:frame><draw:custom-shape draw:style-name="gr8" draw:text-style-name="P3" svg:width="1.271cm" svg:height="1.276cm" draw:transform="rotate (1.5707963267949) translate (26.6964583333333cm 11.267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6.724cm" svg:y="10.338cm"><draw:text-box><text:p text:style-name="P4"><text:span text:style-name="T7">СОДС-2</text:span></text:p><text:p text:style-name="P4"><text:span text:style-name="T8"/></text:p></draw:text-box></draw:frame><draw:custom-shape draw:style-name="gr2" draw:text-style-name="P3" svg:width="1.269cm" svg:height="1.269cm" draw:transform="rotate (1.5707963267949) translate (1.56809722222222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.591cm" svg:y="9.698cm"><draw:text-box><text:p text:style-name="P4"><text:span text:style-name="T5">TVS51-92</text:span></text:p><text:p text:style-name="P5"><text:span text:style-name="T6">AR51-92</text:span></text:p></draw:text-box></draw:frame><draw:custom-shape draw:style-name="gr2" draw:text-style-name="P3" svg:width="1.269cm" svg:height="1.269cm" draw:transform="rotate (1.5707963267949) translate (2.95098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9.698cm"><draw:text-box><text:p text:style-name="P4"><text:span text:style-name="T5">TVS51-94</text:span></text:p><text:p text:style-name="P5"><text:span text:style-name="T6">AR51-94</text:span></text:p></draw:text-box></draw:frame><draw:custom-shape draw:style-name="gr2" draw:text-style-name="P3" svg:width="1.269cm" svg:height="1.269cm" draw:transform="rotate (1.5707963267949) translate (4.333875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9.698cm"><draw:text-box><text:p text:style-name="P4"><text:span text:style-name="T5">TVS51-96</text:span></text:p><text:p text:style-name="P5"><text:span text:style-name="T6">AR51-96</text:span></text:p></draw:text-box></draw:frame><draw:custom-shape draw:style-name="gr2" draw:text-style-name="P3" svg:width="1.269cm" svg:height="1.269cm" draw:transform="rotate (1.5707963267949) translate (5.720291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9.698cm"><draw:text-box><text:p text:style-name="P4"><text:span text:style-name="T5">TVS51-98</text:span></text:p><text:p text:style-name="P5"><text:span text:style-name="T6">AR51-98</text:span></text:p></draw:text-box></draw:frame><draw:custom-shape draw:style-name="gr2" draw:text-style-name="P3" svg:width="1.269cm" svg:height="1.269cm" draw:transform="rotate (1.5707963267949) translate (7.101416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9.698cm"><draw:text-box><text:p text:style-name="P4"><text:span text:style-name="T5">TVS51-100</text:span></text:p><text:p text:style-name="P5"><text:span text:style-name="T6">AR51-100</text:span></text:p></draw:text-box></draw:frame><draw:custom-shape draw:style-name="gr2" draw:text-style-name="P3" svg:width="1.269cm" svg:height="1.269cm" draw:transform="rotate (1.5707963267949) translate (8.48430555555555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9.698cm"><draw:text-box><text:p text:style-name="P4"><text:span text:style-name="T5">TVS51-102</text:span></text:p><text:p text:style-name="P5"><text:span text:style-name="T6">AR51-102</text:span></text:p></draw:text-box></draw:frame><draw:custom-shape draw:style-name="gr2" draw:text-style-name="P3" svg:width="1.269cm" svg:height="1.269cm" draw:transform="rotate (1.5707963267949) translate (9.86895833333333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9.698cm"><draw:text-box><text:p text:style-name="P4"><text:span text:style-name="T5">TVS51-104</text:span></text:p><text:p text:style-name="P5"><text:span text:style-name="T6">AR51-104</text:span></text:p></draw:text-box></draw:frame><draw:custom-shape draw:style-name="gr2" draw:text-style-name="P3" svg:width="1.269cm" svg:height="1.269cm" draw:transform="rotate (1.5707963267949) translate (11.2518472222222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9.698cm"><draw:text-box><text:p text:style-name="P4"><text:span text:style-name="T5">TVS51-106</text:span></text:p><text:p text:style-name="P5"><text:span text:style-name="T6">AR51-106</text:span></text:p></draw:text-box></draw:frame><draw:custom-shape draw:style-name="gr2" draw:text-style-name="P3" svg:width="1.269cm" svg:height="1.269cm" draw:transform="rotate (1.5707963267949) translate (12.6823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9.698cm"><draw:text-box><text:p text:style-name="P4"><text:span text:style-name="T5">TVS51-108</text:span></text:p><text:p text:style-name="P5"><text:span text:style-name="T6">AR51-108</text:span></text:p></draw:text-box></draw:frame><draw:custom-shape draw:style-name="gr4" draw:text-style-name="P3" svg:width="1.269cm" svg:height="1.265cm" draw:transform="rotate (1.5707963267949) translate (15.0318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9.698cm"><draw:text-box><text:p text:style-name="P4"><text:span text:style-name="T5">TVS51-110</text:span></text:p><text:p text:style-name="P5"><text:span text:style-name="T6">AR51-110</text:span></text:p></draw:text-box></draw:frame><draw:custom-shape draw:style-name="gr2" draw:text-style-name="P3" svg:width="1.269cm" svg:height="1.269cm" draw:transform="rotate (1.5707963267949) translate (16.4182777777778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9.698cm"><draw:text-box><text:p text:style-name="P4"><text:span text:style-name="T5">TVS51-112</text:span></text:p><text:p text:style-name="P5"><text:span text:style-name="T6">AR51-112</text:span></text:p></draw:text-box></draw:frame><draw:custom-shape draw:style-name="gr2" draw:text-style-name="P3" svg:width="1.269cm" svg:height="1.269cm" draw:transform="rotate (1.5707963267949) translate (17.80116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9.698cm"><draw:text-box><text:p text:style-name="P4"><text:span text:style-name="T5">TVS51-114</text:span></text:p><text:p text:style-name="P5"><text:span text:style-name="T6">AR51-114</text:span></text:p></draw:text-box></draw:frame><draw:custom-shape draw:style-name="gr2" draw:text-style-name="P3" svg:width="1.269cm" svg:height="1.269cm" draw:transform="rotate (1.5707963267949) translate (19.1858194444444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9.698cm"><draw:text-box><text:p text:style-name="P4"><text:span text:style-name="T5">TVS51-116</text:span></text:p><text:p text:style-name="P5"><text:span text:style-name="T6">AR51-116</text:span></text:p></draw:text-box></draw:frame><draw:custom-shape draw:style-name="gr2" draw:text-style-name="P3" svg:width="1.269cm" svg:height="1.269cm" draw:transform="rotate (1.5707963267949) translate (20.5669444444444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9.698cm"><draw:text-box><text:p text:style-name="P4"><text:span text:style-name="T5">TVS51-118</text:span></text:p><text:p text:style-name="P5"><text:span text:style-name="T6">AR51-118</text:span></text:p></draw:text-box></draw:frame><draw:custom-shape draw:style-name="gr7" draw:text-style-name="P3" svg:width="1.269cm" svg:height="1.627cm" draw:transform="rotate (1.5707963267949) translate (22.9623055555556cm 12.052652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11.123cm"><draw:text-box><text:p text:style-name="P4"><text:span text:style-name="T7">ГП № 7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4.590375cm 12.802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1.875cm"><draw:text-box><text:p text:style-name="P4"><text:span text:style-name="T7">ГП № 15</text:span></text:p><text:p text:style-name="P4"><text:span text:style-name="T8"/></text:p></draw:text-box></draw:frame><draw:custom-shape draw:style-name="gr8" draw:text-style-name="P3" svg:width="1.271cm" svg:height="1.276cm" draw:transform="rotate (1.5707963267949) translate (26.6964583333333cm 12.84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6.724cm" svg:y="11.912cm"><draw:text-box><text:p text:style-name="P4"><text:span text:style-name="T7">СОДС-3</text:span></text:p><text:p text:style-name="P4"><text:span text:style-name="T8"/></text:p></draw:text-box></draw:frame><draw:custom-shape draw:style-name="gr2" draw:text-style-name="P3" svg:width="1.267cm" svg:height="1.269cm" draw:transform="rotate (1.5707963267949) translate (0.874888888888889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0.899cm" svg:y="10.726cm"><draw:text-box><text:p text:style-name="P4"><text:span text:style-name="T5">TVS52-91</text:span></text:p><text:p text:style-name="P5"><text:span text:style-name="T6">AR52-91</text:span></text:p></draw:text-box></draw:frame><draw:custom-shape draw:style-name="gr2" draw:text-style-name="P3" svg:width="1.267cm" svg:height="1.269cm" draw:transform="rotate (1.5707963267949) translate (2.25601388888889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.284cm" svg:y="10.726cm"><draw:text-box><text:p text:style-name="P4"><text:span text:style-name="T5">TVS52-93</text:span></text:p><text:p text:style-name="P5"><text:span text:style-name="T6">AR52-93</text:span></text:p></draw:text-box></draw:frame><draw:custom-shape draw:style-name="gr2" draw:text-style-name="P3" svg:width="1.267cm" svg:height="1.269cm" draw:transform="rotate (1.5707963267949) translate (3.64243055555556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3.667cm" svg:y="10.726cm"><draw:text-box><text:p text:style-name="P4"><text:span text:style-name="T5">TVS52-95</text:span></text:p><text:p text:style-name="P5"><text:span text:style-name="T6">AR52-95</text:span></text:p></draw:text-box></draw:frame><draw:custom-shape draw:style-name="gr2" draw:text-style-name="P3" svg:width="1.267cm" svg:height="1.269cm" draw:transform="rotate (1.5707963267949) translate (5.0270833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051cm" svg:y="10.726cm"><draw:text-box><text:p text:style-name="P4"><text:span text:style-name="T5">TVS52-97</text:span></text:p><text:p text:style-name="P5"><text:span text:style-name="T6">AR52-97</text:span></text:p></draw:text-box></draw:frame><draw:custom-shape draw:style-name="gr2" draw:text-style-name="P3" svg:width="1.267cm" svg:height="1.269cm" draw:transform="rotate (1.5707963267949) translate (6.4082083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6.433cm" svg:y="10.726cm"><draw:text-box><text:p text:style-name="P4"><text:span text:style-name="T5">TVS52-99</text:span></text:p><text:p text:style-name="P5"><text:span text:style-name="T6">AR52-99</text:span></text:p></draw:text-box></draw:frame><draw:custom-shape draw:style-name="gr2" draw:text-style-name="P3" svg:width="1.267cm" svg:height="1.269cm" draw:transform="rotate (1.5707963267949) translate (7.79286111111111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819cm" svg:y="10.726cm"><draw:text-box><text:p text:style-name="P4"><text:span text:style-name="T5">TVS52-101</text:span></text:p><text:p text:style-name="P5"><text:span text:style-name="T6">AR52-101</text:span></text:p></draw:text-box></draw:frame><draw:custom-shape draw:style-name="gr2" draw:text-style-name="P3" svg:width="1.267cm" svg:height="1.269cm" draw:transform="rotate (1.5707963267949) translate (9.17398611111111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2cm" svg:y="10.726cm"><draw:text-box><text:p text:style-name="P4"><text:span text:style-name="T5">TVS52-103</text:span></text:p><text:p text:style-name="P5"><text:span text:style-name="T6">AR52-103</text:span></text:p></draw:text-box></draw:frame><draw:custom-shape draw:style-name="gr2" draw:text-style-name="P3" svg:width="1.267cm" svg:height="1.269cm" draw:transform="rotate (1.5707963267949) translate (10.56040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0.585cm" svg:y="10.726cm"><draw:text-box><text:p text:style-name="P4"><text:span text:style-name="T5">TVS52-105</text:span></text:p><text:p text:style-name="P5"><text:span text:style-name="T6">AR52-105</text:span></text:p></draw:text-box></draw:frame><draw:custom-shape draw:style-name="gr2" draw:text-style-name="P3" svg:width="1.267cm" svg:height="1.269cm" draw:transform="rotate (1.5707963267949) translate (11.98915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2.014cm" svg:y="10.726cm"><draw:text-box><text:p text:style-name="P4"><text:span text:style-name="T5">TVS52-107</text:span></text:p><text:p text:style-name="P5"><text:span text:style-name="T6">AR52-107</text:span></text:p></draw:text-box></draw:frame><draw:custom-shape draw:style-name="gr2" draw:text-style-name="P3" svg:width="1.267cm" svg:height="1.269cm" draw:transform="rotate (1.5707963267949) translate (14.3439444444444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4.368cm" svg:y="10.726cm"><draw:text-box><text:p text:style-name="P4"><text:span text:style-name="T5">TVS52-109</text:span></text:p><text:p text:style-name="P5"><text:span text:style-name="T6">AR52-109</text:span></text:p></draw:text-box></draw:frame><draw:custom-shape draw:style-name="gr2" draw:text-style-name="P3" svg:width="1.267cm" svg:height="1.269cm" draw:transform="rotate (1.5707963267949) translate (15.7250694444444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5.751cm" svg:y="10.726cm"><draw:text-box><text:p text:style-name="P4"><text:span text:style-name="T5">TVS52-111</text:span></text:p><text:p text:style-name="P5"><text:span text:style-name="T6">AR52-111</text:span></text:p></draw:text-box></draw:frame><draw:custom-shape draw:style-name="gr2" draw:text-style-name="P3" svg:width="1.267cm" svg:height="1.269cm" draw:transform="rotate (1.5707963267949) translate (17.107958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7.132cm" svg:y="10.726cm"><draw:text-box><text:p text:style-name="P4"><text:span text:style-name="T5">TVS52-113</text:span></text:p><text:p text:style-name="P5"><text:span text:style-name="T6">AR52-113</text:span></text:p></draw:text-box></draw:frame><draw:custom-shape draw:style-name="gr2" draw:text-style-name="P3" svg:width="1.267cm" svg:height="1.269cm" draw:transform="rotate (1.5707963267949) translate (18.4908472222222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8.517cm" svg:y="10.726cm"><draw:text-box><text:p text:style-name="P4"><text:span text:style-name="T5">TVS52-115</text:span></text:p><text:p text:style-name="P5"><text:span text:style-name="T6">AR52-115</text:span></text:p></draw:text-box></draw:frame><draw:custom-shape draw:style-name="gr2" draw:text-style-name="P3" svg:width="1.267cm" svg:height="1.269cm" draw:transform="rotate (1.5707963267949) translate (19.8719722222222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9.9cm" svg:y="10.726cm"><draw:text-box><text:p text:style-name="P4"><text:span text:style-name="T5">TVS52-117</text:span></text:p><text:p text:style-name="P5"><text:span text:style-name="T6">AR52-117</text:span></text:p></draw:text-box></draw:frame><draw:custom-shape draw:style-name="gr2" draw:text-style-name="P3" svg:width="1.267cm" svg:height="1.269cm" draw:transform="rotate (1.5707963267949) translate (21.26015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1.285cm" svg:y="10.726cm"><draw:text-box><text:p text:style-name="P4"><text:span text:style-name="T5">TVS52-119</text:span></text:p><text:p text:style-name="P5"><text:span text:style-name="T6">AR52-119</text:span></text:p></draw:text-box></draw:frame><draw:custom-shape draw:style-name="gr7" draw:text-style-name="P3" svg:width="1.269cm" svg:height="1.627cm" draw:transform="rotate (1.5707963267949) translate (22.9728888888889cm 13.626041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27cm" svg:y="12.697cm"><draw:text-box><text:p text:style-name="P4"><text:span text:style-name="T7">ГП № 8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4.590375cm 14.377458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3.448cm"><draw:text-box><text:p text:style-name="P4"><text:span text:style-name="T7">ГП № 16</text:span></text:p><text:p text:style-name="P4"><text:span text:style-name="T8"/></text:p></draw:text-box></draw:frame><draw:custom-shape draw:style-name="gr8" draw:text-style-name="P3" svg:width="1.271cm" svg:height="1.276cm" draw:transform="rotate (1.5707963267949) translate (26.6964583333333cm 14.41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6.724cm" svg:y="13.481cm"><draw:text-box><text:p text:style-name="P4"><text:span text:style-name="T7">СОДС-4</text:span></text:p><text:p text:style-name="P4"><text:span text:style-name="T8"/></text:p></draw:text-box></draw:frame><draw:custom-shape draw:style-name="gr2" draw:text-style-name="P3" svg:width="1.269cm" svg:height="1.269cm" draw:transform="rotate (1.5707963267949) translate (1.56809722222222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.591cm" svg:y="11.76cm"><draw:text-box><text:p text:style-name="P4"><text:span text:style-name="T5">TVS53-92</text:span></text:p><text:p text:style-name="P5"><text:span text:style-name="T6">AR53-92</text:span></text:p></draw:text-box></draw:frame><draw:custom-shape draw:style-name="gr2" draw:text-style-name="P3" svg:width="1.269cm" svg:height="1.269cm" draw:transform="rotate (1.5707963267949) translate (2.95098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11.76cm"><draw:text-box><text:p text:style-name="P4"><text:span text:style-name="T5">TVS53-94</text:span></text:p><text:p text:style-name="P5"><text:span text:style-name="T6">AR53-94</text:span></text:p></draw:text-box></draw:frame><draw:custom-shape draw:style-name="gr2" draw:text-style-name="P3" svg:width="1.269cm" svg:height="1.269cm" draw:transform="rotate (1.5707963267949) translate (4.333875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11.76cm"><draw:text-box><text:p text:style-name="P4"><text:span text:style-name="T5">TVS53-96</text:span></text:p><text:p text:style-name="P5"><text:span text:style-name="T6">AR53-96</text:span></text:p></draw:text-box></draw:frame><draw:custom-shape draw:style-name="gr2" draw:text-style-name="P3" svg:width="1.269cm" svg:height="1.269cm" draw:transform="rotate (1.5707963267949) translate (5.720291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11.76cm"><draw:text-box><text:p text:style-name="P4"><text:span text:style-name="T5">TVS53-98</text:span></text:p><text:p text:style-name="P5"><text:span text:style-name="T6">AR53-98</text:span></text:p></draw:text-box></draw:frame><draw:custom-shape draw:style-name="gr2" draw:text-style-name="P3" svg:width="1.269cm" svg:height="1.269cm" draw:transform="rotate (1.5707963267949) translate (7.101416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11.76cm"><draw:text-box><text:p text:style-name="P4"><text:span text:style-name="T5">TVS53-100</text:span></text:p><text:p text:style-name="P5"><text:span text:style-name="T6">AR53-100</text:span></text:p></draw:text-box></draw:frame><draw:custom-shape draw:style-name="gr2" draw:text-style-name="P3" svg:width="1.269cm" svg:height="1.269cm" draw:transform="rotate (1.5707963267949) translate (8.48430555555555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11.76cm"><draw:text-box><text:p text:style-name="P4"><text:span text:style-name="T5">TVS53-102</text:span></text:p><text:p text:style-name="P5"><text:span text:style-name="T6">AR53-102</text:span></text:p></draw:text-box></draw:frame><draw:custom-shape draw:style-name="gr2" draw:text-style-name="P3" svg:width="1.269cm" svg:height="1.269cm" draw:transform="rotate (1.5707963267949) translate (9.86895833333333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11.76cm"><draw:text-box><text:p text:style-name="P4"><text:span text:style-name="T5">TVS53-104</text:span></text:p><text:p text:style-name="P5"><text:span text:style-name="T6">AR53-104</text:span></text:p></draw:text-box></draw:frame><draw:custom-shape draw:style-name="gr2" draw:text-style-name="P3" svg:width="1.269cm" svg:height="1.269cm" draw:transform="rotate (1.5707963267949) translate (11.2518472222222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11.76cm"><draw:text-box><text:p text:style-name="P4"><text:span text:style-name="T5">TVS53-106</text:span></text:p><text:p text:style-name="P5"><text:span text:style-name="T6">AR53-106</text:span></text:p></draw:text-box></draw:frame><draw:custom-shape draw:style-name="gr2" draw:text-style-name="P3" svg:width="1.269cm" svg:height="1.269cm" draw:transform="rotate (1.5707963267949) translate (12.6823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11.76cm"><draw:text-box><text:p text:style-name="P4"><text:span text:style-name="T5">TVS53-108</text:span></text:p><text:p text:style-name="P5"><text:span text:style-name="T6">AR53-108</text:span></text:p></draw:text-box></draw:frame><draw:custom-shape draw:style-name="gr4" draw:text-style-name="P3" svg:width="1.269cm" svg:height="1.265cm" draw:transform="rotate (1.5707963267949) translate (15.0318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11.76cm"><draw:text-box><text:p text:style-name="P4"><text:span text:style-name="T5">TVS53-110</text:span></text:p><text:p text:style-name="P5"><text:span text:style-name="T6">AR53-110</text:span></text:p></draw:text-box></draw:frame><draw:custom-shape draw:style-name="gr2" draw:text-style-name="P3" svg:width="1.269cm" svg:height="1.269cm" draw:transform="rotate (1.5707963267949) translate (16.4182777777778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11.76cm"><draw:text-box><text:p text:style-name="P4"><text:span text:style-name="T5">TVS53-112</text:span></text:p><text:p text:style-name="P5"><text:span text:style-name="T6">AR53-112</text:span></text:p></draw:text-box></draw:frame><draw:custom-shape draw:style-name="gr2" draw:text-style-name="P3" svg:width="1.269cm" svg:height="1.269cm" draw:transform="rotate (1.5707963267949) translate (17.80116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11.76cm"><draw:text-box><text:p text:style-name="P4"><text:span text:style-name="T5">TVS53-114</text:span></text:p><text:p text:style-name="P5"><text:span text:style-name="T6">AR53-114</text:span></text:p></draw:text-box></draw:frame><draw:custom-shape draw:style-name="gr2" draw:text-style-name="P3" svg:width="1.269cm" svg:height="1.269cm" draw:transform="rotate (1.5707963267949) translate (19.1858194444444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11.76cm"><draw:text-box><text:p text:style-name="P4"><text:span text:style-name="T5">TVS53-116</text:span></text:p><text:p text:style-name="P5"><text:span text:style-name="T6">AR53-116</text:span></text:p></draw:text-box></draw:frame><draw:custom-shape draw:style-name="gr2" draw:text-style-name="P3" svg:width="1.269cm" svg:height="1.269cm" draw:transform="rotate (1.5707963267949) translate (20.5669444444444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11.76cm"><draw:text-box><text:p text:style-name="P4"><text:span text:style-name="T5">TVS53-118</text:span></text:p><text:p text:style-name="P5"><text:span text:style-name="T6">AR53-118</text:span></text:p></draw:text-box></draw:frame><draw:custom-shape draw:style-name="gr5" draw:text-style-name="P3" svg:width="1.267cm" svg:height="1.627cm" draw:transform="rotate (1.5707963267949) translate (23.0310972222222cm 15.243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84cm" svg:y="14.314cm"><draw:text-box><text:p text:style-name="P4"><text:span text:style-name="T7">ГП № 9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4.590375cm 15.94908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5.021cm"><draw:text-box><text:p text:style-name="P4"><text:span text:style-name="T7">ГП № 17</text:span></text:p><text:p text:style-name="P4"><text:span text:style-name="T8"/></text:p></draw:text-box></draw:frame><draw:custom-shape draw:style-name="gr9" draw:text-style-name="P3" svg:width="1.267cm" svg:height="1.625cm" draw:transform="rotate (1.5707963267949) translate (26.4671527777778cm 15.984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8" svg:width="1.218cm" svg:height="0.595cm" svg:x="26.518cm" svg:y="15.055cm"><draw:text-box><text:p text:style-name="P7"><text:span text:style-name="T9">Необсл. ячейка для ГП № 21</text:span></text:p></draw:text-box></draw:frame><draw:custom-shape draw:style-name="gr2" draw:text-style-name="P3" svg:width="1.269cm" svg:height="1.269cm" draw:transform="rotate (1.5707963267949) translate (0.874888888888889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12.79cm"><draw:text-box><text:p text:style-name="P4"><text:span text:style-name="T5">TVS54-91</text:span></text:p><text:p text:style-name="P5"><text:span text:style-name="T6">AR54-91</text:span></text:p></draw:text-box></draw:frame><draw:custom-shape draw:style-name="gr2" draw:text-style-name="P3" svg:width="1.269cm" svg:height="1.269cm" draw:transform="rotate (1.5707963267949) translate (2.25601388888889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12.79cm"><draw:text-box><text:p text:style-name="P4"><text:span text:style-name="T5">TVS54-93</text:span></text:p><text:p text:style-name="P5"><text:span text:style-name="T6">AR54-93</text:span></text:p></draw:text-box></draw:frame><draw:custom-shape draw:style-name="gr2" draw:text-style-name="P3" svg:width="1.269cm" svg:height="1.269cm" draw:transform="rotate (1.5707963267949) translate (3.64243055555556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12.79cm"><draw:text-box><text:p text:style-name="P4"><text:span text:style-name="T5">TVS54-95</text:span></text:p><text:p text:style-name="P5"><text:span text:style-name="T6">AR54-95</text:span></text:p></draw:text-box></draw:frame><draw:custom-shape draw:style-name="gr2" draw:text-style-name="P3" svg:width="1.269cm" svg:height="1.269cm" draw:transform="rotate (1.5707963267949) translate (5.0270833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12.79cm"><draw:text-box><text:p text:style-name="P4"><text:span text:style-name="T5">TVS54-97</text:span></text:p><text:p text:style-name="P5"><text:span text:style-name="T6">AR54-97</text:span></text:p></draw:text-box></draw:frame><draw:custom-shape draw:style-name="gr2" draw:text-style-name="P3" svg:width="1.269cm" svg:height="1.269cm" draw:transform="rotate (1.5707963267949) translate (6.4082083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12.79cm"><draw:text-box><text:p text:style-name="P4"><text:span text:style-name="T5">TVS54-99</text:span></text:p><text:p text:style-name="P5"><text:span text:style-name="T6">AR54-99</text:span></text:p></draw:text-box></draw:frame><draw:custom-shape draw:style-name="gr2" draw:text-style-name="P3" svg:width="1.269cm" svg:height="1.269cm" draw:transform="rotate (1.5707963267949) translate (7.79286111111111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12.79cm"><draw:text-box><text:p text:style-name="P4"><text:span text:style-name="T5">TVS54-101</text:span></text:p><text:p text:style-name="P5"><text:span text:style-name="T6">AR54-101</text:span></text:p></draw:text-box></draw:frame><draw:custom-shape draw:style-name="gr2" draw:text-style-name="P3" svg:width="1.269cm" svg:height="1.269cm" draw:transform="rotate (1.5707963267949) translate (9.17398611111111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12.79cm"><draw:text-box><text:p text:style-name="P4"><text:span text:style-name="T5">TVS54-103</text:span></text:p><text:p text:style-name="P5"><text:span text:style-name="T6">AR54-103</text:span></text:p></draw:text-box></draw:frame><draw:custom-shape draw:style-name="gr2" draw:text-style-name="P3" svg:width="1.269cm" svg:height="1.269cm" draw:transform="rotate (1.5707963267949) translate (10.56040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12.79cm"><draw:text-box><text:p text:style-name="P4"><text:span text:style-name="T5">TVS54-105</text:span></text:p><text:p text:style-name="P5"><text:span text:style-name="T6">AR54-105</text:span></text:p></draw:text-box></draw:frame><draw:custom-shape draw:style-name="gr2" draw:text-style-name="P3" svg:width="1.269cm" svg:height="1.269cm" draw:transform="rotate (1.5707963267949) translate (11.98915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12.79cm"><draw:text-box><text:p text:style-name="P4"><text:span text:style-name="T5">TVS54-107</text:span></text:p><text:p text:style-name="P5"><text:span text:style-name="T6">AR54-107</text:span></text:p></draw:text-box></draw:frame><draw:custom-shape draw:style-name="gr2" draw:text-style-name="P3" svg:width="1.269cm" svg:height="1.269cm" draw:transform="rotate (1.5707963267949) translate (14.3439444444444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12.79cm"><draw:text-box><text:p text:style-name="P4"><text:span text:style-name="T5">TVS54-109</text:span></text:p><text:p text:style-name="P5"><text:span text:style-name="T6">AR54-109</text:span></text:p></draw:text-box></draw:frame><draw:custom-shape draw:style-name="gr2" draw:text-style-name="P3" svg:width="1.269cm" svg:height="1.269cm" draw:transform="rotate (1.5707963267949) translate (15.7250694444444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12.79cm"><draw:text-box><text:p text:style-name="P4"><text:span text:style-name="T5">TVS54-111</text:span></text:p><text:p text:style-name="P5"><text:span text:style-name="T6">AR54-111</text:span></text:p></draw:text-box></draw:frame><draw:custom-shape draw:style-name="gr2" draw:text-style-name="P3" svg:width="1.269cm" svg:height="1.269cm" draw:transform="rotate (1.5707963267949) translate (17.107958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12.79cm"><draw:text-box><text:p text:style-name="P4"><text:span text:style-name="T5">TVS54-113</text:span></text:p><text:p text:style-name="P5"><text:span text:style-name="T6">AR54-113</text:span></text:p></draw:text-box></draw:frame><draw:custom-shape draw:style-name="gr2" draw:text-style-name="P3" svg:width="1.269cm" svg:height="1.269cm" draw:transform="rotate (1.5707963267949) translate (18.4908472222222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12.79cm"><draw:text-box><text:p text:style-name="P4"><text:span text:style-name="T5">TVS54-115</text:span></text:p><text:p text:style-name="P5"><text:span text:style-name="T6">AR54-115</text:span></text:p></draw:text-box></draw:frame><draw:custom-shape draw:style-name="gr2" draw:text-style-name="P3" svg:width="1.269cm" svg:height="1.269cm" draw:transform="rotate (1.5707963267949) translate (19.8719722222222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12.79cm"><draw:text-box><text:p text:style-name="P4"><text:span text:style-name="T5">TVS54-117</text:span></text:p><text:p text:style-name="P5"><text:span text:style-name="T6">AR54-117</text:span></text:p></draw:text-box></draw:frame><draw:custom-shape draw:style-name="gr2" draw:text-style-name="P3" svg:width="1.269cm" svg:height="1.269cm" draw:transform="rotate (1.5707963267949) translate (21.26015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12.79cm"><draw:text-box><text:p text:style-name="P4"><text:span text:style-name="T5">TVS54-119</text:span></text:p><text:p text:style-name="P5"><text:span text:style-name="T6">AR54-119</text:span></text:p></draw:text-box></draw:frame><draw:custom-shape draw:style-name="gr7" draw:text-style-name="P3" svg:width="1.269cm" svg:height="1.627cm" draw:transform="rotate (1.5707963267949) translate (23.0310972222222cm 16.82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84cm" svg:y="15.898cm"><draw:text-box><text:p text:style-name="P4"><text:span text:style-name="T7">ГП № 10</text:span></text:p><text:p text:style-name="P4"><text:span text:style-name="T8"/></text:p></draw:text-box></draw:frame><draw:custom-shape draw:style-name="gr6" draw:text-style-name="P3" svg:width="1.269cm" svg:height="1.625cm" draw:transform="rotate (1.5707963267949) translate (24.590375cm 17.534819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6.607cm"><draw:text-box><text:p text:style-name="P4"><text:span text:style-name="T7">ГП № 18</text:span></text:p><text:p text:style-name="P4"><text:span text:style-name="T8"/></text:p></draw:text-box></draw:frame><draw:custom-shape draw:style-name="gr2" draw:text-style-name="P3" svg:width="1.269cm" svg:height="1.269cm" draw:transform="rotate (1.5707963267949) translate (1.56809722222222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.591cm" svg:y="13.818cm"><draw:text-box><text:p text:style-name="P4"><text:span text:style-name="T5">TVS55-92</text:span></text:p><text:p text:style-name="P5"><text:span text:style-name="T6">AR55-92</text:span></text:p></draw:text-box></draw:frame><draw:custom-shape draw:style-name="gr2" draw:text-style-name="P3" svg:width="1.269cm" svg:height="1.269cm" draw:transform="rotate (1.5707963267949) translate (2.95098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13.818cm"><draw:text-box><text:p text:style-name="P4"><text:span text:style-name="T5">TVS55-94</text:span></text:p><text:p text:style-name="P5"><text:span text:style-name="T6">AR55-94</text:span></text:p></draw:text-box></draw:frame><draw:custom-shape draw:style-name="gr2" draw:text-style-name="P3" svg:width="1.269cm" svg:height="1.269cm" draw:transform="rotate (1.5707963267949) translate (4.333875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13.818cm"><draw:text-box><text:p text:style-name="P4"><text:span text:style-name="T5">TVS55-96</text:span></text:p><text:p text:style-name="P5"><text:span text:style-name="T6">AR55-96</text:span></text:p></draw:text-box></draw:frame><draw:custom-shape draw:style-name="gr2" draw:text-style-name="P3" svg:width="1.269cm" svg:height="1.269cm" draw:transform="rotate (1.5707963267949) translate (5.720291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13.818cm"><draw:text-box><text:p text:style-name="P4"><text:span text:style-name="T5">TVS55-98</text:span></text:p><text:p text:style-name="P5"><text:span text:style-name="T6">AR55-98</text:span></text:p></draw:text-box></draw:frame><draw:custom-shape draw:style-name="gr2" draw:text-style-name="P3" svg:width="1.269cm" svg:height="1.269cm" draw:transform="rotate (1.5707963267949) translate (7.101416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13.818cm"><draw:text-box><text:p text:style-name="P4"><text:span text:style-name="T5">TVS55-100</text:span></text:p><text:p text:style-name="P5"><text:span text:style-name="T6">AR55-100</text:span></text:p></draw:text-box></draw:frame><draw:custom-shape draw:style-name="gr2" draw:text-style-name="P3" svg:width="1.269cm" svg:height="1.269cm" draw:transform="rotate (1.5707963267949) translate (8.48430555555555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13.818cm"><draw:text-box><text:p text:style-name="P4"><text:span text:style-name="T5">TVS55-102</text:span></text:p><text:p text:style-name="P5"><text:span text:style-name="T6">AR55-102</text:span></text:p></draw:text-box></draw:frame><draw:custom-shape draw:style-name="gr2" draw:text-style-name="P3" svg:width="1.269cm" svg:height="1.269cm" draw:transform="rotate (1.5707963267949) translate (9.86895833333333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13.818cm"><draw:text-box><text:p text:style-name="P4"><text:span text:style-name="T5">TVS55-104</text:span></text:p><text:p text:style-name="P5"><text:span text:style-name="T6">AR55-104</text:span></text:p></draw:text-box></draw:frame><draw:custom-shape draw:style-name="gr2" draw:text-style-name="P3" svg:width="1.269cm" svg:height="1.269cm" draw:transform="rotate (1.5707963267949) translate (11.2518472222222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13.818cm"><draw:text-box><text:p text:style-name="P4"><text:span text:style-name="T5">TVS55-106</text:span></text:p><text:p text:style-name="P5"><text:span text:style-name="T6">AR55-106</text:span></text:p></draw:text-box></draw:frame><draw:custom-shape draw:style-name="gr2" draw:text-style-name="P3" svg:width="1.269cm" svg:height="1.269cm" draw:transform="rotate (1.5707963267949) translate (12.6823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13.818cm"><draw:text-box><text:p text:style-name="P4"><text:span text:style-name="T5">TVS55-108</text:span></text:p><text:p text:style-name="P5"><text:span text:style-name="T6">AR55-108</text:span></text:p></draw:text-box></draw:frame><draw:custom-shape draw:style-name="gr4" draw:text-style-name="P3" svg:width="1.269cm" svg:height="1.265cm" draw:transform="rotate (1.5707963267949) translate (15.0318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13.818cm"><draw:text-box><text:p text:style-name="P4"><text:span text:style-name="T5">TVS55-110</text:span></text:p><text:p text:style-name="P5"><text:span text:style-name="T6">AR55-110</text:span></text:p></draw:text-box></draw:frame><draw:custom-shape draw:style-name="gr2" draw:text-style-name="P3" svg:width="1.269cm" svg:height="1.269cm" draw:transform="rotate (1.5707963267949) translate (16.4182777777778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13.818cm"><draw:text-box><text:p text:style-name="P4"><text:span text:style-name="T5">TVS55-112</text:span></text:p><text:p text:style-name="P5"><text:span text:style-name="T6">AR55-112</text:span></text:p></draw:text-box></draw:frame><draw:custom-shape draw:style-name="gr2" draw:text-style-name="P3" svg:width="1.269cm" svg:height="1.269cm" draw:transform="rotate (1.5707963267949) translate (17.80116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13.818cm"><draw:text-box><text:p text:style-name="P4"><text:span text:style-name="T5">TVS55-114</text:span></text:p><text:p text:style-name="P5"><text:span text:style-name="T6">AR55-114</text:span></text:p></draw:text-box></draw:frame><draw:custom-shape draw:style-name="gr2" draw:text-style-name="P3" svg:width="1.269cm" svg:height="1.269cm" draw:transform="rotate (1.5707963267949) translate (19.1858194444444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13.818cm"><draw:text-box><text:p text:style-name="P4"><text:span text:style-name="T5">TVS55-116</text:span></text:p><text:p text:style-name="P5"><text:span text:style-name="T6">AR55-116</text:span></text:p></draw:text-box></draw:frame><draw:custom-shape draw:style-name="gr2" draw:text-style-name="P3" svg:width="1.269cm" svg:height="1.269cm" draw:transform="rotate (1.5707963267949) translate (20.5669444444444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13.818cm"><draw:text-box><text:p text:style-name="P4"><text:span text:style-name="T5">TVS55-118</text:span></text:p><text:p text:style-name="P5"><text:span text:style-name="T6">AR55-118</text:span></text:p></draw:text-box></draw:frame><draw:custom-shape draw:style-name="gr2" draw:text-style-name="P3" svg:width="1.267cm" svg:height="1.269cm" draw:transform="rotate (1.5707963267949) translate (0.874888888888889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0.899cm" svg:y="14.848cm"><draw:text-box><text:p text:style-name="P4"><text:span text:style-name="T5">TVS56-91</text:span></text:p><text:p text:style-name="P5"><text:span text:style-name="T6">AR56-91</text:span></text:p></draw:text-box></draw:frame><draw:custom-shape draw:style-name="gr2" draw:text-style-name="P3" svg:width="1.267cm" svg:height="1.269cm" draw:transform="rotate (1.5707963267949) translate (2.25601388888889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.284cm" svg:y="14.848cm"><draw:text-box><text:p text:style-name="P4"><text:span text:style-name="T5">TVS56-93</text:span></text:p><text:p text:style-name="P5"><text:span text:style-name="T6">AR56-93</text:span></text:p></draw:text-box></draw:frame><draw:custom-shape draw:style-name="gr2" draw:text-style-name="P3" svg:width="1.267cm" svg:height="1.269cm" draw:transform="rotate (1.5707963267949) translate (3.64243055555556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3.667cm" svg:y="14.848cm"><draw:text-box><text:p text:style-name="P4"><text:span text:style-name="T5">TVS56-95</text:span></text:p><text:p text:style-name="P5"><text:span text:style-name="T6">AR56-95</text:span></text:p></draw:text-box></draw:frame><draw:custom-shape draw:style-name="gr2" draw:text-style-name="P3" svg:width="1.267cm" svg:height="1.269cm" draw:transform="rotate (1.5707963267949) translate (5.0270833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051cm" svg:y="14.848cm"><draw:text-box><text:p text:style-name="P4"><text:span text:style-name="T5">TVS56-97</text:span></text:p><text:p text:style-name="P5"><text:span text:style-name="T6">AR56-97</text:span></text:p></draw:text-box></draw:frame><draw:custom-shape draw:style-name="gr2" draw:text-style-name="P3" svg:width="1.267cm" svg:height="1.269cm" draw:transform="rotate (1.5707963267949) translate (6.4082083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6.433cm" svg:y="14.848cm"><draw:text-box><text:p text:style-name="P4"><text:span text:style-name="T5">TVS56-99</text:span></text:p><text:p text:style-name="P5"><text:span text:style-name="T6">AR56-99</text:span></text:p></draw:text-box></draw:frame><draw:custom-shape draw:style-name="gr2" draw:text-style-name="P3" svg:width="1.267cm" svg:height="1.269cm" draw:transform="rotate (1.5707963267949) translate (7.79286111111111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819cm" svg:y="14.848cm"><draw:text-box><text:p text:style-name="P4"><text:span text:style-name="T5">TVS56-101</text:span></text:p><text:p text:style-name="P5"><text:span text:style-name="T6">AR56-101</text:span></text:p></draw:text-box></draw:frame><draw:custom-shape draw:style-name="gr2" draw:text-style-name="P3" svg:width="1.267cm" svg:height="1.269cm" draw:transform="rotate (1.5707963267949) translate (9.17398611111111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2cm" svg:y="14.848cm"><draw:text-box><text:p text:style-name="P4"><text:span text:style-name="T5">TVS56-103</text:span></text:p><text:p text:style-name="P5"><text:span text:style-name="T6">AR56-103</text:span></text:p></draw:text-box></draw:frame><draw:custom-shape draw:style-name="gr2" draw:text-style-name="P3" svg:width="1.267cm" svg:height="1.269cm" draw:transform="rotate (1.5707963267949) translate (10.56040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0.585cm" svg:y="14.848cm"><draw:text-box><text:p text:style-name="P4"><text:span text:style-name="T5">TVS56-105</text:span></text:p><text:p text:style-name="P5"><text:span text:style-name="T6">AR56-105</text:span></text:p></draw:text-box></draw:frame><draw:custom-shape draw:style-name="gr2" draw:text-style-name="P3" svg:width="1.267cm" svg:height="1.269cm" draw:transform="rotate (1.5707963267949) translate (11.98915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2.014cm" svg:y="14.848cm"><draw:text-box><text:p text:style-name="P4"><text:span text:style-name="T5">TVS56-107</text:span></text:p><text:p text:style-name="P5"><text:span text:style-name="T6">AR56-107</text:span></text:p></draw:text-box></draw:frame><draw:custom-shape draw:style-name="gr2" draw:text-style-name="P3" svg:width="1.267cm" svg:height="1.269cm" draw:transform="rotate (1.5707963267949) translate (14.3439444444444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4.368cm" svg:y="14.848cm"><draw:text-box><text:p text:style-name="P4"><text:span text:style-name="T5">TVS56-109</text:span></text:p><text:p text:style-name="P5"><text:span text:style-name="T6">AR56-109</text:span></text:p></draw:text-box></draw:frame><draw:custom-shape draw:style-name="gr2" draw:text-style-name="P3" svg:width="1.267cm" svg:height="1.269cm" draw:transform="rotate (1.5707963267949) translate (15.7250694444444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5.751cm" svg:y="14.848cm"><draw:text-box><text:p text:style-name="P4"><text:span text:style-name="T5">TVS56-111</text:span></text:p><text:p text:style-name="P5"><text:span text:style-name="T6">AR56-111</text:span></text:p></draw:text-box></draw:frame><draw:custom-shape draw:style-name="gr2" draw:text-style-name="P3" svg:width="1.267cm" svg:height="1.269cm" draw:transform="rotate (1.5707963267949) translate (17.107958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7.132cm" svg:y="14.848cm"><draw:text-box><text:p text:style-name="P4"><text:span text:style-name="T5">TVS56-113</text:span></text:p><text:p text:style-name="P5"><text:span text:style-name="T6">AR56-113</text:span></text:p></draw:text-box></draw:frame><draw:custom-shape draw:style-name="gr2" draw:text-style-name="P3" svg:width="1.267cm" svg:height="1.269cm" draw:transform="rotate (1.5707963267949) translate (18.4908472222222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8.517cm" svg:y="14.848cm"><draw:text-box><text:p text:style-name="P4"><text:span text:style-name="T5">TVS56-115</text:span></text:p><text:p text:style-name="P5"><text:span text:style-name="T6">AR56-115</text:span></text:p></draw:text-box></draw:frame><draw:custom-shape draw:style-name="gr2" draw:text-style-name="P3" svg:width="1.267cm" svg:height="1.269cm" draw:transform="rotate (1.5707963267949) translate (19.8719722222222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9.9cm" svg:y="14.848cm"><draw:text-box><text:p text:style-name="P4"><text:span text:style-name="T5">TVS56-117</text:span></text:p><text:p text:style-name="P5"><text:span text:style-name="T6">AR56-117</text:span></text:p></draw:text-box></draw:frame><draw:custom-shape draw:style-name="gr2" draw:text-style-name="P3" svg:width="1.267cm" svg:height="1.269cm" draw:transform="rotate (1.5707963267949) translate (21.26015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1.285cm" svg:y="14.848cm"><draw:text-box><text:p text:style-name="P4"><text:span text:style-name="T5">TVS56-119</text:span></text:p><text:p text:style-name="P5"><text:span text:style-name="T6">AR56-119</text:span></text:p></draw:text-box></draw:frame><draw:custom-shape draw:style-name="gr2" draw:text-style-name="P3" svg:width="1.269cm" svg:height="1.269cm" draw:transform="rotate (1.5707963267949) translate (1.56809722222222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.591cm" svg:y="15.882cm"><draw:text-box><text:p text:style-name="P4"><text:span text:style-name="T5">TVS57-92</text:span></text:p><text:p text:style-name="P5"><text:span text:style-name="T6">AR57-92</text:span></text:p></draw:text-box></draw:frame><draw:custom-shape draw:style-name="gr2" draw:text-style-name="P3" svg:width="1.269cm" svg:height="1.269cm" draw:transform="rotate (1.5707963267949) translate (2.95098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15.882cm"><draw:text-box><text:p text:style-name="P4"><text:span text:style-name="T5">TVS57-94</text:span></text:p><text:p text:style-name="P5"><text:span text:style-name="T6">AR57-94</text:span></text:p></draw:text-box></draw:frame><draw:custom-shape draw:style-name="gr2" draw:text-style-name="P3" svg:width="1.269cm" svg:height="1.269cm" draw:transform="rotate (1.5707963267949) translate (4.333875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15.882cm"><draw:text-box><text:p text:style-name="P4"><text:span text:style-name="T5">TVS57-96</text:span></text:p><text:p text:style-name="P5"><text:span text:style-name="T6">AR57-96</text:span></text:p></draw:text-box></draw:frame><draw:custom-shape draw:style-name="gr2" draw:text-style-name="P3" svg:width="1.269cm" svg:height="1.269cm" draw:transform="rotate (1.5707963267949) translate (5.720291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15.882cm"><draw:text-box><text:p text:style-name="P4"><text:span text:style-name="T5">TVS57-98</text:span></text:p><text:p text:style-name="P5"><text:span text:style-name="T6">AR57-98</text:span></text:p></draw:text-box></draw:frame><draw:custom-shape draw:style-name="gr2" draw:text-style-name="P3" svg:width="1.269cm" svg:height="1.269cm" draw:transform="rotate (1.5707963267949) translate (7.101416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15.882cm"><draw:text-box><text:p text:style-name="P4"><text:span text:style-name="T5">TVS57-100</text:span></text:p><text:p text:style-name="P5"><text:span text:style-name="T6">AR57-100</text:span></text:p></draw:text-box></draw:frame><draw:custom-shape draw:style-name="gr2" draw:text-style-name="P3" svg:width="1.269cm" svg:height="1.269cm" draw:transform="rotate (1.5707963267949) translate (8.48430555555555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15.882cm"><draw:text-box><text:p text:style-name="P4"><text:span text:style-name="T5">TVS57-102</text:span></text:p><text:p text:style-name="P5"><text:span text:style-name="T6">AR57-102</text:span></text:p></draw:text-box></draw:frame><draw:custom-shape draw:style-name="gr2" draw:text-style-name="P3" svg:width="1.269cm" svg:height="1.269cm" draw:transform="rotate (1.5707963267949) translate (9.86895833333333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15.882cm"><draw:text-box><text:p text:style-name="P4"><text:span text:style-name="T5">TVS57-104</text:span></text:p><text:p text:style-name="P5"><text:span text:style-name="T6">AR57-104</text:span></text:p></draw:text-box></draw:frame><draw:custom-shape draw:style-name="gr2" draw:text-style-name="P3" svg:width="1.269cm" svg:height="1.269cm" draw:transform="rotate (1.5707963267949) translate (11.2518472222222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15.882cm"><draw:text-box><text:p text:style-name="P4"><text:span text:style-name="T5">TVS57-106</text:span></text:p><text:p text:style-name="P5"><text:span text:style-name="T6">AR57-106</text:span></text:p></draw:text-box></draw:frame><draw:custom-shape draw:style-name="gr2" draw:text-style-name="P3" svg:width="1.269cm" svg:height="1.269cm" draw:transform="rotate (1.5707963267949) translate (12.6823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15.882cm"><draw:text-box><text:p text:style-name="P4"><text:span text:style-name="T5">TVS57-108</text:span></text:p><text:p text:style-name="P5"><text:span text:style-name="T6">AR57-108</text:span></text:p></draw:text-box></draw:frame><draw:custom-shape draw:style-name="gr4" draw:text-style-name="P3" svg:width="1.269cm" svg:height="1.265cm" draw:transform="rotate (1.5707963267949) translate (15.0318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15.882cm"><draw:text-box><text:p text:style-name="P4"><text:span text:style-name="T5">TVS57-110</text:span></text:p><text:p text:style-name="P5"><text:span text:style-name="T6">AR57-110</text:span></text:p></draw:text-box></draw:frame><draw:custom-shape draw:style-name="gr2" draw:text-style-name="P3" svg:width="1.269cm" svg:height="1.269cm" draw:transform="rotate (1.5707963267949) translate (16.4182777777778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15.882cm"><draw:text-box><text:p text:style-name="P4"><text:span text:style-name="T5">TVS57-112</text:span></text:p><text:p text:style-name="P5"><text:span text:style-name="T6">AR57-112</text:span></text:p></draw:text-box></draw:frame><draw:custom-shape draw:style-name="gr2" draw:text-style-name="P3" svg:width="1.269cm" svg:height="1.269cm" draw:transform="rotate (1.5707963267949) translate (17.80116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15.882cm"><draw:text-box><text:p text:style-name="P4"><text:span text:style-name="T5">TVS57-114</text:span></text:p><text:p text:style-name="P5"><text:span text:style-name="T6">AR57-114</text:span></text:p></draw:text-box></draw:frame><draw:custom-shape draw:style-name="gr2" draw:text-style-name="P3" svg:width="1.269cm" svg:height="1.269cm" draw:transform="rotate (1.5707963267949) translate (19.1858194444444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15.882cm"><draw:text-box><text:p text:style-name="P4"><text:span text:style-name="T5">TVS57-116</text:span></text:p><text:p text:style-name="P5"><text:span text:style-name="T6">AR57-116</text:span></text:p></draw:text-box></draw:frame><draw:custom-shape draw:style-name="gr2" draw:text-style-name="P3" svg:width="1.269cm" svg:height="1.269cm" draw:transform="rotate (1.5707963267949) translate (20.5669444444444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15.882cm"><draw:text-box><text:p text:style-name="P4"><text:span text:style-name="T5">TVS57-118</text:span></text:p><text:p text:style-name="P5"><text:span text:style-name="T6">AR57-118</text:span></text:p></draw:text-box></draw:frame><draw:custom-shape draw:style-name="gr2" draw:text-style-name="P3" svg:width="1.269cm" svg:height="1.269cm" draw:transform="rotate (1.5707963267949) translate (0.874888888888889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16.912cm"><draw:text-box><text:p text:style-name="P4"><text:span text:style-name="T5">TVS58-91</text:span></text:p><text:p text:style-name="P5"><text:span text:style-name="T6">AR58-91</text:span></text:p></draw:text-box></draw:frame><draw:custom-shape draw:style-name="gr2" draw:text-style-name="P3" svg:width="1.269cm" svg:height="1.269cm" draw:transform="rotate (1.5707963267949) translate (2.25601388888889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16.912cm"><draw:text-box><text:p text:style-name="P4"><text:span text:style-name="T5">TVS58-93</text:span></text:p><text:p text:style-name="P5"><text:span text:style-name="T6">AR58-93</text:span></text:p></draw:text-box></draw:frame><draw:custom-shape draw:style-name="gr2" draw:text-style-name="P3" svg:width="1.269cm" svg:height="1.269cm" draw:transform="rotate (1.5707963267949) translate (3.64243055555556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16.912cm"><draw:text-box><text:p text:style-name="P4"><text:span text:style-name="T5">TVS58-95</text:span></text:p><text:p text:style-name="P5"><text:span text:style-name="T6">AR58-95</text:span></text:p></draw:text-box></draw:frame><draw:custom-shape draw:style-name="gr2" draw:text-style-name="P3" svg:width="1.269cm" svg:height="1.269cm" draw:transform="rotate (1.5707963267949) translate (5.0270833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16.912cm"><draw:text-box><text:p text:style-name="P4"><text:span text:style-name="T5">TVS58-97</text:span></text:p><text:p text:style-name="P5"><text:span text:style-name="T6">AR58-97</text:span></text:p></draw:text-box></draw:frame><draw:custom-shape draw:style-name="gr2" draw:text-style-name="P3" svg:width="1.269cm" svg:height="1.269cm" draw:transform="rotate (1.5707963267949) translate (6.4082083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16.912cm"><draw:text-box><text:p text:style-name="P4"><text:span text:style-name="T5">TVS58-99</text:span></text:p><text:p text:style-name="P5"><text:span text:style-name="T6">AR58-99</text:span></text:p></draw:text-box></draw:frame><draw:custom-shape draw:style-name="gr2" draw:text-style-name="P3" svg:width="1.269cm" svg:height="1.269cm" draw:transform="rotate (1.5707963267949) translate (7.79286111111111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16.912cm"><draw:text-box><text:p text:style-name="P4"><text:span text:style-name="T5">TVS58-101</text:span></text:p><text:p text:style-name="P5"><text:span text:style-name="T6">AR58-101</text:span></text:p></draw:text-box></draw:frame><draw:custom-shape draw:style-name="gr2" draw:text-style-name="P3" svg:width="1.269cm" svg:height="1.269cm" draw:transform="rotate (1.5707963267949) translate (9.17398611111111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16.912cm"><draw:text-box><text:p text:style-name="P4"><text:span text:style-name="T5">TVS58-103</text:span></text:p><text:p text:style-name="P5"><text:span text:style-name="T6">AR58-103</text:span></text:p></draw:text-box></draw:frame><draw:custom-shape draw:style-name="gr2" draw:text-style-name="P3" svg:width="1.269cm" svg:height="1.269cm" draw:transform="rotate (1.5707963267949) translate (10.56040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16.912cm"><draw:text-box><text:p text:style-name="P4"><text:span text:style-name="T5">TVS58-105</text:span></text:p><text:p text:style-name="P5"><text:span text:style-name="T6">AR58-105</text:span></text:p></draw:text-box></draw:frame><draw:custom-shape draw:style-name="gr2" draw:text-style-name="P3" svg:width="1.269cm" svg:height="1.269cm" draw:transform="rotate (1.5707963267949) translate (11.98915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16.912cm"><draw:text-box><text:p text:style-name="P4"><text:span text:style-name="T5">TVS58-107</text:span></text:p><text:p text:style-name="P5"><text:span text:style-name="T6">AR58-107</text:span></text:p></draw:text-box></draw:frame><draw:custom-shape draw:style-name="gr2" draw:text-style-name="P3" svg:width="1.269cm" svg:height="1.269cm" draw:transform="rotate (1.5707963267949) translate (14.3439444444444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16.912cm"><draw:text-box><text:p text:style-name="P4"><text:span text:style-name="T5">TVS58-109</text:span></text:p><text:p text:style-name="P5"><text:span text:style-name="T6">AR58-109</text:span></text:p></draw:text-box></draw:frame><draw:custom-shape draw:style-name="gr2" draw:text-style-name="P3" svg:width="1.269cm" svg:height="1.269cm" draw:transform="rotate (1.5707963267949) translate (15.7250694444444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16.912cm"><draw:text-box><text:p text:style-name="P4"><text:span text:style-name="T5">TVS58-111</text:span></text:p><text:p text:style-name="P5"><text:span text:style-name="T6">AR58-111</text:span></text:p></draw:text-box></draw:frame><draw:custom-shape draw:style-name="gr2" draw:text-style-name="P3" svg:width="1.269cm" svg:height="1.269cm" draw:transform="rotate (1.5707963267949) translate (17.107958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16.912cm"><draw:text-box><text:p text:style-name="P4"><text:span text:style-name="T5">TVS58-113</text:span></text:p><text:p text:style-name="P5"><text:span text:style-name="T6">AR58-113</text:span></text:p></draw:text-box></draw:frame><draw:custom-shape draw:style-name="gr2" draw:text-style-name="P3" svg:width="1.269cm" svg:height="1.269cm" draw:transform="rotate (1.5707963267949) translate (18.4908472222222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16.912cm"><draw:text-box><text:p text:style-name="P4"><text:span text:style-name="T5">TVS58-115</text:span></text:p><text:p text:style-name="P5"><text:span text:style-name="T6">AR58-115</text:span></text:p></draw:text-box></draw:frame><draw:custom-shape draw:style-name="gr2" draw:text-style-name="P3" svg:width="1.269cm" svg:height="1.269cm" draw:transform="rotate (1.5707963267949) translate (19.8719722222222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16.912cm"><draw:text-box><text:p text:style-name="P4"><text:span text:style-name="T5">TVS58-117</text:span></text:p><text:p text:style-name="P5"><text:span text:style-name="T6">AR58-117</text:span></text:p></draw:text-box></draw:frame><draw:custom-shape draw:style-name="gr2" draw:text-style-name="P3" svg:width="1.269cm" svg:height="1.269cm" draw:transform="rotate (1.5707963267949) translate (21.26015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16.912cm"><draw:text-box><text:p text:style-name="P4"><text:span text:style-name="T5">TVS58-119</text:span></text:p><text:p text:style-name="P5"><text:span text:style-name="T6">AR58-119</text:span></text:p></draw:text-box></draw:frame><draw:line draw:style-name="gr10" draw:text-style-name="P10" svg:x1="2.159cm" svg:y1="4.318cm" svg:x2="2.159cm" svg:y2="0.688cm"><text:p/></draw:line><draw:line draw:style-name="gr10" draw:text-style-name="P10" svg:x1="2.854cm" svg:y1="4.022cm" svg:x2="2.854cm" svg:y2="0.686cm"><text:p/></draw:line><draw:line draw:style-name="gr10" draw:text-style-name="P10" svg:x1="3.554cm" svg:y1="1.019cm" svg:x2="3.554cm" svg:y2="0.686cm"><text:p/></draw:line><draw:line draw:style-name="gr10" draw:text-style-name="P10" svg:x1="4.235cm" svg:y1="1.327cm" svg:x2="4.235cm" svg:y2="0.688cm"><text:p/></draw:line><draw:line draw:style-name="gr10" draw:text-style-name="P10" svg:x1="4.923cm" svg:y1="1.019cm" svg:x2="4.923cm" svg:y2="0.686cm"><text:p/></draw:line><draw:line draw:style-name="gr10" draw:text-style-name="P10" svg:x1="5.604cm" svg:y1="1.327cm" svg:x2="5.604cm" svg:y2="0.688cm"><text:p/></draw:line><draw:line draw:style-name="gr10" draw:text-style-name="P10" svg:x1="6.32cm" svg:y1="1.019cm" svg:x2="6.32cm" svg:y2="0.686cm"><text:p/></draw:line><draw:line draw:style-name="gr10" draw:text-style-name="P10" svg:x1="7.001cm" svg:y1="1.327cm" svg:x2="7.001cm" svg:y2="0.688cm"><text:p/></draw:line><draw:line draw:style-name="gr10" draw:text-style-name="P10" svg:x1="7.68cm" svg:y1="1.019cm" svg:x2="7.68cm" svg:y2="0.686cm"><text:p/></draw:line><draw:line draw:style-name="gr10" draw:text-style-name="P10" svg:x1="8.378cm" svg:y1="1.327cm" svg:x2="8.378cm" svg:y2="0.688cm"><text:p/></draw:line><draw:line draw:style-name="gr10" draw:text-style-name="P10" svg:x1="9.084cm" svg:y1="1.019cm" svg:x2="9.084cm" svg:y2="0.686cm"><text:p/></draw:line><draw:line draw:style-name="gr10" draw:text-style-name="P10" svg:x1="9.765cm" svg:y1="1.327cm" svg:x2="9.765cm" svg:y2="0.688cm"><text:p/></draw:line><draw:line draw:style-name="gr10" draw:text-style-name="P10" svg:x1="10.479cm" svg:y1="1.019cm" svg:x2="10.479cm" svg:y2="0.686cm"><text:p/></draw:line><draw:line draw:style-name="gr10" draw:text-style-name="P10" svg:x1="11.144cm" svg:y1="1.327cm" svg:x2="11.144cm" svg:y2="0.688cm"><text:p/></draw:line><draw:line draw:style-name="gr10" draw:text-style-name="P10" svg:x1="11.825cm" svg:y1="1.019cm" svg:x2="11.825cm" svg:y2="0.686cm"><text:p/></draw:line><draw:line draw:style-name="gr10" draw:text-style-name="P10" svg:x1="12.555cm" svg:y1="1.327cm" svg:x2="12.555cm" svg:y2="0.688cm"><text:p/></draw:line><draw:line draw:style-name="gr10" draw:text-style-name="P10" svg:x1="13.261cm" svg:y1="1.019cm" svg:x2="13.261cm" svg:y2="0.686cm"><text:p/></draw:line><draw:line draw:style-name="gr10" draw:text-style-name="P10" svg:x1="15.637cm" svg:y1="1.019cm" svg:x2="15.637cm" svg:y2="0.686cm"><text:p/></draw:line><draw:line draw:style-name="gr10" draw:text-style-name="P10" svg:x1="16.332cm" svg:y1="1.327cm" svg:x2="16.332cm" svg:y2="0.688cm"><text:p/></draw:line><draw:line draw:style-name="gr10" draw:text-style-name="P10" svg:x1="16.981cm" svg:y1="1.019cm" svg:x2="16.981cm" svg:y2="0.686cm"><text:p/></draw:line><draw:line draw:style-name="gr10" draw:text-style-name="P10" svg:x1="17.679cm" svg:y1="1.327cm" svg:x2="17.679cm" svg:y2="0.688cm"><text:p/></draw:line><draw:line draw:style-name="gr10" draw:text-style-name="P10" svg:x1="18.401cm" svg:y1="1.019cm" svg:x2="18.401cm" svg:y2="0.686cm"><text:p/></draw:line><draw:line draw:style-name="gr10" draw:text-style-name="P10" svg:x1="19.099cm" svg:y1="1.327cm" svg:x2="19.099cm" svg:y2="0.688cm"><text:p/></draw:line><draw:line draw:style-name="gr10" draw:text-style-name="P10" svg:x1="19.771cm" svg:y1="1.019cm" svg:x2="19.771cm" svg:y2="0.686cm"><text:p/></draw:line><draw:line draw:style-name="gr10" draw:text-style-name="P10" svg:x1="20.47cm" svg:y1="1.327cm" svg:x2="20.47cm" svg:y2="0.688cm"><text:p/></draw:line><draw:line draw:style-name="gr10" draw:text-style-name="P10" svg:x1="21.154cm" svg:y1="1.019cm" svg:x2="21.154cm" svg:y2="0.686cm"><text:p/></draw:line><draw:frame draw:style-name="gr3" draw:text-style-name="P12" svg:width="0.548cm" svg:height="0.311cm" svg:x="1.91cm" svg:y="0.344cm"><draw:text-box><text:p text:style-name="P11"><text:span text:style-name="T10">92</text:span></text:p><text:p text:style-name="P11"><text:span text:style-name="T10"/></text:p></draw:text-box></draw:frame><draw:frame draw:style-name="gr3" draw:text-style-name="P12" svg:width="0.548cm" svg:height="0.311cm" svg:x="2.57cm" svg:y="0.344cm"><draw:text-box><text:p text:style-name="P11"><text:span text:style-name="T10">93</text:span></text:p><text:p text:style-name="P11"><text:span text:style-name="T10"/></text:p></draw:text-box></draw:frame><draw:frame draw:style-name="gr3" draw:text-style-name="P12" svg:width="0.548cm" svg:height="0.311cm" svg:x="3.229cm" svg:y="0.344cm"><draw:text-box><text:p text:style-name="P11"><text:span text:style-name="T10">94</text:span></text:p><text:p text:style-name="P11"><text:span text:style-name="T10"/></text:p></draw:text-box></draw:frame><draw:frame draw:style-name="gr3" draw:text-style-name="P12" svg:width="0.548cm" svg:height="0.311cm" svg:x="3.919cm" svg:y="0.344cm"><draw:text-box><text:p text:style-name="P11"><text:span text:style-name="T10">95</text:span></text:p><text:p text:style-name="P11"><text:span text:style-name="T10"/></text:p></draw:text-box></draw:frame><draw:frame draw:style-name="gr3" draw:text-style-name="P12" svg:width="0.548cm" svg:height="0.311cm" svg:x="4.646cm" svg:y="0.344cm"><draw:text-box><text:p text:style-name="P11"><text:span text:style-name="T10">96</text:span></text:p><text:p text:style-name="P11"><text:span text:style-name="T10"/></text:p></draw:text-box></draw:frame><draw:frame draw:style-name="gr3" draw:text-style-name="P12" svg:width="0.548cm" svg:height="0.311cm" svg:x="5.357cm" svg:y="0.344cm"><draw:text-box><text:p text:style-name="P11"><text:span text:style-name="T10">97</text:span></text:p><text:p text:style-name="P11"><text:span text:style-name="T10"/></text:p></draw:text-box></draw:frame><draw:frame draw:style-name="gr3" draw:text-style-name="P12" svg:width="0.548cm" svg:height="0.311cm" svg:x="6.075cm" svg:y="0.344cm"><draw:text-box><text:p text:style-name="P11"><text:span text:style-name="T10">98</text:span></text:p><text:p text:style-name="P11"><text:span text:style-name="T10"/></text:p></draw:text-box></draw:frame><draw:frame draw:style-name="gr3" draw:text-style-name="P12" svg:width="0.548cm" svg:height="0.311cm" svg:x="6.734cm" svg:y="0.344cm"><draw:text-box><text:p text:style-name="P11"><text:span text:style-name="T10">99</text:span></text:p><text:p text:style-name="P11"><text:span text:style-name="T10"/></text:p></draw:text-box></draw:frame><draw:frame draw:style-name="gr3" draw:text-style-name="P12" svg:width="0.548cm" svg:height="0.311cm" svg:x="7.394cm" svg:y="0.344cm"><draw:text-box><text:p text:style-name="P11"><text:span text:style-name="T10">100</text:span></text:p><text:p text:style-name="P11"><text:span text:style-name="T10"/></text:p></draw:text-box></draw:frame><draw:frame draw:style-name="gr3" draw:text-style-name="P12" svg:width="0.548cm" svg:height="0.311cm" svg:x="8.092cm" svg:y="0.344cm"><draw:text-box><text:p text:style-name="P11"><text:span text:style-name="T10">101</text:span></text:p><text:p text:style-name="P11"><text:span text:style-name="T10"/></text:p></draw:text-box></draw:frame><draw:frame draw:style-name="gr3" draw:text-style-name="P12" svg:width="0.548cm" svg:height="0.311cm" svg:x="8.752cm" svg:y="0.344cm"><draw:text-box><text:p text:style-name="P11"><text:span text:style-name="T10">102</text:span></text:p><text:p text:style-name="P11"><text:span text:style-name="T10"/></text:p></draw:text-box></draw:frame><draw:frame draw:style-name="gr3" draw:text-style-name="P12" svg:width="0.548cm" svg:height="0.311cm" svg:x="9.412cm" svg:y="0.344cm"><draw:text-box><text:p text:style-name="P11"><text:span text:style-name="T10">103</text:span></text:p><text:p text:style-name="P11"><text:span text:style-name="T10"/></text:p></draw:text-box></draw:frame><draw:frame draw:style-name="gr3" draw:text-style-name="P12" svg:width="0.548cm" svg:height="0.311cm" svg:x="10.101cm" svg:y="0.344cm"><draw:text-box><text:p text:style-name="P11"><text:span text:style-name="T10">104</text:span></text:p><text:p text:style-name="P11"><text:span text:style-name="T10"/></text:p></draw:text-box></draw:frame><draw:frame draw:style-name="gr3" draw:text-style-name="P12" svg:width="0.548cm" svg:height="0.311cm" svg:x="10.895cm" svg:y="0.344cm"><draw:text-box><text:p text:style-name="P11"><text:span text:style-name="T10">105</text:span></text:p><text:p text:style-name="P11"><text:span text:style-name="T10"/></text:p></draw:text-box></draw:frame><draw:frame draw:style-name="gr3" draw:text-style-name="P12" svg:width="0.548cm" svg:height="0.311cm" svg:x="11.555cm" svg:y="0.344cm"><draw:text-box><text:p text:style-name="P11"><text:span text:style-name="T10">106</text:span></text:p><text:p text:style-name="P11"><text:span text:style-name="T10"/></text:p></draw:text-box></draw:frame><draw:frame draw:style-name="gr3" draw:text-style-name="P12" svg:width="0.548cm" svg:height="0.311cm" svg:x="12.239cm" svg:y="0.344cm"><draw:text-box><text:p text:style-name="P11"><text:span text:style-name="T10">107</text:span></text:p><text:p text:style-name="P11"><text:span text:style-name="T10"/></text:p></draw:text-box></draw:frame><draw:frame draw:style-name="gr3" draw:text-style-name="P12" svg:width="0.548cm" svg:height="0.311cm" svg:x="12.966cm" svg:y="0.344cm"><draw:text-box><text:p text:style-name="P11"><text:span text:style-name="T10">108</text:span></text:p><text:p text:style-name="P11"><text:span text:style-name="T10"/></text:p></draw:text-box></draw:frame><draw:frame draw:style-name="gr3" draw:text-style-name="P12" svg:width="0.548cm" svg:height="0.311cm" svg:x="14.665cm" svg:y="0.344cm"><draw:text-box><text:p text:style-name="P11"><text:span text:style-name="T10">109</text:span></text:p><text:p text:style-name="P11"><text:span text:style-name="T10"/></text:p></draw:text-box></draw:frame><draw:frame draw:style-name="gr3" draw:text-style-name="P12" svg:width="0.548cm" svg:height="0.311cm" svg:x="15.361cm" svg:y="0.344cm"><draw:text-box><text:p text:style-name="P11"><text:span text:style-name="T10">110</text:span></text:p><text:p text:style-name="P11"><text:span text:style-name="T10"/></text:p></draw:text-box></draw:frame><draw:frame draw:style-name="gr3" draw:text-style-name="P12" svg:width="0.548cm" svg:height="0.311cm" svg:x="16.023cm" svg:y="0.344cm"><draw:text-box><text:p text:style-name="P11"><text:span text:style-name="T10">111</text:span></text:p><text:p text:style-name="P11"><text:span text:style-name="T10"/></text:p></draw:text-box></draw:frame><draw:frame draw:style-name="gr3" draw:text-style-name="P12" svg:width="0.548cm" svg:height="0.311cm" svg:x="16.683cm" svg:y="0.344cm"><draw:text-box><text:p text:style-name="P11"><text:span text:style-name="T10">112</text:span></text:p><text:p text:style-name="P11"><text:span text:style-name="T10"/></text:p></draw:text-box></draw:frame><draw:frame draw:style-name="gr3" draw:text-style-name="P12" svg:width="0.548cm" svg:height="0.311cm" svg:x="17.372cm" svg:y="0.344cm"><draw:text-box><text:p text:style-name="P11"><text:span text:style-name="T10">113</text:span></text:p><text:p text:style-name="P11"><text:span text:style-name="T10"/></text:p></draw:text-box></draw:frame><draw:frame draw:style-name="gr3" draw:text-style-name="P12" svg:width="0.548cm" svg:height="0.311cm" svg:x="18.164cm" svg:y="0.344cm"><draw:text-box><text:p text:style-name="P11"><text:span text:style-name="T10">114</text:span></text:p><text:p text:style-name="P11"><text:span text:style-name="T10"/></text:p></draw:text-box></draw:frame><draw:frame draw:style-name="gr3" draw:text-style-name="P12" svg:width="0.548cm" svg:height="0.311cm" svg:x="18.826cm" svg:y="0.344cm"><draw:text-box><text:p text:style-name="P11"><text:span text:style-name="T10">115</text:span></text:p><text:p text:style-name="P11"><text:span text:style-name="T10"/></text:p></draw:text-box></draw:frame><draw:frame draw:style-name="gr3" draw:text-style-name="P12" svg:width="0.548cm" svg:height="0.311cm" svg:x="19.51cm" svg:y="0.344cm"><draw:text-box><text:p text:style-name="P11"><text:span text:style-name="T10">116</text:span></text:p><text:p text:style-name="P11"><text:span text:style-name="T10"/></text:p></draw:text-box></draw:frame><draw:frame draw:style-name="gr3" draw:text-style-name="P12" svg:width="0.548cm" svg:height="0.311cm" svg:x="20.237cm" svg:y="0.344cm"><draw:text-box><text:p text:style-name="P11"><text:span text:style-name="T10">117</text:span></text:p><text:p text:style-name="P11"><text:span text:style-name="T10"/></text:p></draw:text-box></draw:frame><draw:line draw:style-name="gr10" draw:text-style-name="P10" svg:x1="14.919cm" svg:y1="1.669cm" svg:x2="14.919cm" svg:y2="0.688cm"><text:p/></draw:line><draw:frame draw:style-name="gr3" draw:text-style-name="P12" svg:width="0.548cm" svg:height="0.311cm" svg:x="20.872cm" svg:y="0.344cm"><draw:text-box><text:p text:style-name="P11"><text:span text:style-name="T10">118</text:span></text:p><text:p text:style-name="P11"><text:span text:style-name="T10"/></text:p></draw:text-box></draw:frame><draw:frame draw:style-name="gr3" draw:text-style-name="P12" svg:width="0.548cm" svg:height="0.311cm" svg:x="21.577cm" svg:y="0.344cm"><draw:text-box><text:p text:style-name="P11"><text:span text:style-name="T10">119</text:span></text:p><text:p text:style-name="P11"><text:span text:style-name="T10"/></text:p></draw:text-box></draw:frame><draw:line draw:style-name="gr10" draw:text-style-name="P10" svg:x1="21.835cm" svg:y1="1.669cm" svg:x2="21.835cm" svg:y2="0.688cm"><text:p/></draw:line><draw:line draw:style-name="gr10" draw:text-style-name="P10" svg:x1="1.499cm" svg:y1="4.022cm" svg:x2="1.499cm" svg:y2="0.686cm"><text:p/></draw:line><draw:frame draw:style-name="gr3" draw:text-style-name="P12" svg:width="0.548cm" svg:height="0.311cm" svg:x="1.213cm" svg:y="0.344cm"><draw:text-box><text:p text:style-name="P11"><text:span text:style-name="T10">9</text:span><text:span text:style-name="T11">1</text:span></text:p><text:p text:style-name="P11"><text:span text:style-name="T10"/></text:p></draw:text-box></draw:frame><draw:line draw:style-name="gr10" draw:text-style-name="P10" svg:x1="2.9cm" svg:y1="1.639cm" svg:x2="0.076cm" svg:y2="1.639cm"><text:p/></draw:line><draw:line draw:style-name="gr10" draw:text-style-name="P10" svg:x1="3.606cm" svg:y1="2.69cm" svg:x2="0.076cm" svg:y2="2.69cm"><text:p/></draw:line><draw:line draw:style-name="gr10" draw:text-style-name="P10" svg:x1="3.016cm" svg:y1="3.718cm" svg:x2="0.076cm" svg:y2="3.718cm"><text:p/></draw:line><draw:line draw:style-name="gr10" draw:text-style-name="P10" svg:x1="0.723cm" svg:y1="4.77cm" svg:x2="0.076cm" svg:y2="4.77cm"><text:p/></draw:line><draw:line draw:style-name="gr10" draw:text-style-name="P10" svg:x1="1.429cm" svg:y1="5.775cm" svg:x2="0.076cm" svg:y2="5.775cm"><text:p/></draw:line><draw:line draw:style-name="gr10" draw:text-style-name="P10" svg:x1="0.723cm" svg:y1="6.826cm" svg:x2="0.076cm" svg:y2="6.826cm"><text:p/></draw:line><draw:line draw:style-name="gr10" draw:text-style-name="P10" svg:x1="1.429cm" svg:y1="7.853cm" svg:x2="0.076cm" svg:y2="7.853cm"><text:p/></draw:line><draw:line draw:style-name="gr10" draw:text-style-name="P10" svg:x1="0.723cm" svg:y1="8.904cm" svg:x2="0.076cm" svg:y2="8.904cm"><text:p/></draw:line><draw:line draw:style-name="gr10" draw:text-style-name="P10" svg:x1="1.429cm" svg:y1="9.955cm" svg:x2="0.076cm" svg:y2="9.955cm"><text:p/></draw:line><draw:line draw:style-name="gr10" draw:text-style-name="P10" svg:x1="0.723cm" svg:y1="11.005cm" svg:x2="0.076cm" svg:y2="11.005cm"><text:p/></draw:line><draw:line draw:style-name="gr10" draw:text-style-name="P10" svg:x1="1.429cm" svg:y1="12.033cm" svg:x2="0.076cm" svg:y2="12.033cm"><text:p/></draw:line><draw:line draw:style-name="gr10" draw:text-style-name="P10" svg:x1="0.723cm" svg:y1="13.085cm" svg:x2="0.076cm" svg:y2="13.085cm"><text:p/></draw:line><draw:line draw:style-name="gr10" draw:text-style-name="P10" svg:x1="1.429cm" svg:y1="14.09cm" svg:x2="0.076cm" svg:y2="14.09cm"><text:p/></draw:line><draw:line draw:style-name="gr10" draw:text-style-name="P10" svg:x1="0.774cm" svg:y1="15.141cm" svg:x2="0.127cm" svg:y2="15.141cm"><text:p/></draw:line><draw:line draw:style-name="gr10" draw:text-style-name="P10" svg:x1="1.397cm" svg:y1="16.124cm" svg:x2="0.15cm" svg:y2="16.124cm"><text:p/></draw:line><draw:line draw:style-name="gr10" draw:text-style-name="P10" svg:x1="0.837cm" svg:y1="17.219cm" svg:x2="0.079cm" svg:y2="17.219cm"><text:p/></draw:line><draw:frame draw:style-name="gr3" draw:text-style-name="P12" svg:width="0.548cm" svg:height="0.311cm" svg:x="-0.406cm" svg:y="1.496cm"><draw:text-box><text:p text:style-name="P11"><text:span text:style-name="T10">43</text:span></text:p><text:p text:style-name="P11"><text:span text:style-name="T10"/></text:p></draw:text-box></draw:frame><draw:frame draw:style-name="gr3" draw:text-style-name="P12" svg:width="0.548cm" svg:height="0.311cm" svg:x="-0.406cm" svg:y="2.535cm"><draw:text-box><text:p text:style-name="P11"><text:span text:style-name="T10">44</text:span></text:p><text:p text:style-name="P11"><text:span text:style-name="T10"/></text:p></draw:text-box></draw:frame><draw:frame draw:style-name="gr3" draw:text-style-name="P12" svg:width="0.548cm" svg:height="0.311cm" svg:x="-0.406cm" svg:y="3.553cm"><draw:text-box><text:p text:style-name="P11"><text:span text:style-name="T10">45</text:span></text:p><text:p text:style-name="P11"><text:span text:style-name="T10"/></text:p></draw:text-box></draw:frame><draw:frame draw:style-name="gr3" draw:text-style-name="P12" svg:width="0.548cm" svg:height="0.311cm" svg:x="-0.406cm" svg:y="4.591cm"><draw:text-box><text:p text:style-name="P11"><text:span text:style-name="T10">46</text:span></text:p><text:p text:style-name="P11"><text:span text:style-name="T10"/></text:p></draw:text-box></draw:frame><draw:frame draw:style-name="gr3" draw:text-style-name="P12" svg:width="0.548cm" svg:height="0.311cm" svg:x="-0.406cm" svg:y="5.609cm"><draw:text-box><text:p text:style-name="P11"><text:span text:style-name="T10">47</text:span></text:p><text:p text:style-name="P11"><text:span text:style-name="T10"/></text:p></draw:text-box></draw:frame><draw:frame draw:style-name="gr3" draw:text-style-name="P12" svg:width="0.548cm" svg:height="0.311cm" svg:x="-0.406cm" svg:y="6.646cm"><draw:text-box><text:p text:style-name="P11"><text:span text:style-name="T10">48</text:span></text:p><text:p text:style-name="P11"><text:span text:style-name="T10"/></text:p></draw:text-box></draw:frame><draw:frame draw:style-name="gr3" draw:text-style-name="P12" svg:width="0.548cm" svg:height="0.311cm" svg:x="-0.406cm" svg:y="7.664cm"><draw:text-box><text:p text:style-name="P11"><text:span text:style-name="T10">49</text:span></text:p><text:p text:style-name="P11"><text:span text:style-name="T10"/></text:p></draw:text-box></draw:frame><draw:frame draw:style-name="gr3" draw:text-style-name="P12" svg:width="0.548cm" svg:height="0.311cm" svg:x="-0.406cm" svg:y="8.703cm"><draw:text-box><text:p text:style-name="P11"><text:span text:style-name="T10">50</text:span></text:p><text:p text:style-name="P11"><text:span text:style-name="T10"/></text:p></draw:text-box></draw:frame><draw:frame draw:style-name="gr3" draw:text-style-name="P12" svg:width="0.548cm" svg:height="0.311cm" svg:x="-0.406cm" svg:y="9.804cm"><draw:text-box><text:p text:style-name="P11"><text:span text:style-name="T10">51</text:span></text:p><text:p text:style-name="P11"><text:span text:style-name="T10"/></text:p></draw:text-box></draw:frame><draw:frame draw:style-name="gr3" draw:text-style-name="P12" svg:width="0.548cm" svg:height="0.311cm" svg:x="-0.406cm" svg:y="10.843cm"><draw:text-box><text:p text:style-name="P11"><text:span text:style-name="T10">52</text:span></text:p><text:p text:style-name="P11"><text:span text:style-name="T10"/></text:p></draw:text-box></draw:frame><draw:frame draw:style-name="gr3" draw:text-style-name="P12" svg:width="0.548cm" svg:height="0.311cm" svg:x="-0.406cm" svg:y="11.86cm"><draw:text-box><text:p text:style-name="P11"><text:span text:style-name="T10">53</text:span></text:p><text:p text:style-name="P11"><text:span text:style-name="T10"/></text:p></draw:text-box></draw:frame><draw:frame draw:style-name="gr3" draw:text-style-name="P12" svg:width="0.548cm" svg:height="0.311cm" svg:x="-0.406cm" svg:y="12.899cm"><draw:text-box><text:p text:style-name="P11"><text:span text:style-name="T10">54</text:span></text:p><text:p text:style-name="P11"><text:span text:style-name="T10"/></text:p></draw:text-box></draw:frame><draw:frame draw:style-name="gr3" draw:text-style-name="P12" svg:width="0.548cm" svg:height="0.311cm" svg:x="-0.406cm" svg:y="13.917cm"><draw:text-box><text:p text:style-name="P11"><text:span text:style-name="T10">55</text:span></text:p><text:p text:style-name="P11"><text:span text:style-name="T10"/></text:p></draw:text-box></draw:frame><draw:frame draw:style-name="gr3" draw:text-style-name="P12" svg:width="0.548cm" svg:height="0.311cm" svg:x="-0.406cm" svg:y="14.956cm"><draw:text-box><text:p text:style-name="P11"><text:span text:style-name="T10">56</text:span></text:p><text:p text:style-name="P11"><text:span text:style-name="T10"/></text:p></draw:text-box></draw:frame><draw:frame draw:style-name="gr3" draw:text-style-name="P12" svg:width="0.548cm" svg:height="0.311cm" svg:x="-0.406cm" svg:y="15.974cm"><draw:text-box><text:p text:style-name="P11"><text:span text:style-name="T10">57</text:span></text:p><text:p text:style-name="P11"><text:span text:style-name="T10"/></text:p></draw:text-box></draw:frame><draw:frame draw:style-name="gr3" draw:text-style-name="P12" svg:width="0.548cm" svg:height="0.311cm" svg:x="-0.406cm" svg:y="17.011cm"><draw:text-box><text:p text:style-name="P11"><text:span text:style-name="T10">58</text:span></text:p><text:p text:style-name="P11"><text:span text:style-name="T10"/></text:p></draw:text-box></draw:frame></draw:g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1:03:02.782000000</meta:creation-date>
    <dc:date>2025-12-15T15:03:37.092000000</dc:date>
    <meta:editing-duration>PT3H14M37S</meta:editing-duration>
    <meta:editing-cycles>38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